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First</text:p>
          </table:table-cell>
          <table:table-cell office:value-type="time" office:time-value="PT15H1M27.000S" table:style-name="ce9">
            <text:p>15:01:27</text:p>
          </table:table-cell>
          <table:table-cell office:value-type="string" table:style-name="ce12">
            <text:p>Last</text:p>
          </table:table-cell>
          <table:table-cell office:value-type="time" office:time-value="PT15H8M27.000S" table:style-name="ce9">
            <text:p>15:08:2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4933333333333323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3.22" table:style-name="ce14">
            <text:p>43.2</text:p>
          </table:table-cell>
          <table:table-cell office:value-type="float" office:value="8.76" table:style-name="ce14">
            <text:p>8.8</text:p>
          </table:table-cell>
          <table:table-cell office:value-type="float" office:value="6.0000000000000005E-2" table:style-name="ce14">
            <text:p>0.1</text:p>
          </table:table-cell>
          <table:table-cell office:value-type="float" office:value="47.940000000000005" table:style-name="ce14">
            <text:p>47.9</text:p>
          </table:table-cell>
          <table:table-cell office:value-type="float" office:value="51.98" table:style-name="ce14">
            <text:p>52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5.4" table:style-name="ce13">
            <text:p>2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94" table:style-name="ce14">
            <text:p>94.0</text:p>
          </table:table-cell>
          <table:table-cell office:value-type="float" office:value="23.8" table:style-name="ce14">
            <text:p>23.8</text:p>
          </table:table-cell>
          <table:table-cell office:value-type="float" office:value="0.4" table:style-name="ce14">
            <text:p>0.4</text:p>
          </table:table-cell>
          <table:table-cell office:value-type="float" office:value="99.9" table:style-name="ce14">
            <text:p>99.9</text:p>
          </table:table-cell>
          <table:table-cell office:value-type="float" office:value="98.7" table:style-name="ce14">
            <text:p>98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8503H7M27.000S" table:style-name="ce9">
            <text:p>15:07:2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749190189726977" table:style-name="ce14">
            <text:p>2.2</text:p>
          </table:table-cell>
          <table:table-cell office:value-type="float" office:value="2.7168949771689501" table:style-name="ce14">
            <text:p>2.7</text:p>
          </table:table-cell>
          <table:table-cell office:value-type="float" office:value="6.6666666666666661" table:style-name="ce14">
            <text:p>6.7</text:p>
          </table:table-cell>
          <table:table-cell office:value-type="float" office:value="2.0838548185231538" table:style-name="ce14">
            <text:p>2.1</text:p>
          </table:table-cell>
          <table:table-cell office:value-type="float" office:value="1.8988072335513662" table:style-name="ce14">
            <text:p>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815.12400000000014" table:style-name="ce13">
            <text:p>8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0-05T00:00:00" table:style-name="ce5">
            <text:p>05-Oct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5" table:style-name="ce4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1.260S" table:style-name="ce6">
            <text:p>00:15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26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92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76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504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35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89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14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55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682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580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89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8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2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95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09694 6 149997 243467332 26792 12 3207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59587 0 49876 60801265 4742 12 2135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67354 0 43030 60891385 5281 0 353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50203 6 31395 60883359 4728 0 28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32549 0 25695 60891321 12040 0 430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2085060 49 3455 0 0 0 0 2 0 1 0 0 0 3466 0 255268 66 0 0 0 0 0 0 0 22 0 0 0 0 0 0 0 0 534448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80238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881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2363341 0 7680513 613936 24859200 255309 0 3419 1819634 50967 7080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634651060 20738591 <text:s text:c="3"/>0 <text:s text:c="3"/>0 <text:s text:c="3"/>0 <text:s text:c="4"/>0 <text:s text:c="9"/>0 <text:s text:c="8"/>0 2634651060 2073859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84387561 5055251 <text:s text:c="3"/>0 <text:s text:c="3"/>7 <text:s text:c="3"/>0 <text:s text:c="4"/>0 <text:s text:c="9"/>0 <text:s text:c="8"/>0 1867692236 140677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087 18185 906406 252152 237196 2001697 17954736 13378116 0 492324 136539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984 18155 905354 251628 237176 2001697 17954736 13378116 0 492244 13653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8 0 0 0 0 0 68 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372 0 0 0 0 0 372 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96 127963 21 17 6 56 31 87 20 0 1 0 4 2932736 415 4294967295 7921664 8021500 0 0 0 0 0 4096 536946211 4294967295 0 0 0 3 0 0 105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5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055252 errors:0 dropped: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40677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84387607 (384.3 MB) <text:s/>TX bytes:1867692236 (1.8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073859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073859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634651060 (2.6 GB) <text:s/>TX bytes:2634651060 (2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2 <text:s text:c="5"/>284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3.55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93333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1.9" table:style-name="ce1">
            <text:p>51.9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56.699999999999996" table:style-name="ce1">
            <text:p>5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83.5" table:style-name="ce1">
            <text:p>83.5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9" table:style-name="ce1">
            <text:p>9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89.6" table:style-name="ce1">
            <text:p>89.6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95.5" table:style-name="ce1">
            <text:p>9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79.8" table:style-name="ce1">
            <text:p>79.8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88.899999999999991" table:style-name="ce1">
            <text:p>8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91" table:style-name="ce1">
            <text:p>91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90.5" table:style-name="ce1">
            <text:p>90.5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3.9" table:style-name="ce1">
            <text:p>3.9</text:p>
          </table:table-cell>
          <table:table-cell office:value-type="float" office:value="96.1" table:style-name="ce1">
            <text:p>9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4" table:style-name="ce1">
            <text:p>94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98.7" table:style-name="ce1">
            <text:p>9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6.8" table:style-name="ce1">
            <text:p>6.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3" table:style-name="ce1">
            <text:p>93</text:p>
          </table:table-cell>
          <table:table-cell office:value-type="float" office:value="6.8999999999999995" table:style-name="ce1">
            <text:p>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0.9" table:style-name="ce1">
            <text:p>10.9</text:p>
          </table:table-cell>
          <table:table-cell office:value-type="float" office:value="0.1" table:style-name="ce1">
            <text:p>0.1</text:p>
          </table:table-cell>
          <table:table-cell office:value-type="float" office:value="84.1" table:style-name="ce1">
            <text:p>84.1</text:p>
          </table:table-cell>
          <table:table-cell office:value-type="float" office:value="15.8" table:style-name="ce1">
            <text:p>1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5.4" table:style-name="ce1">
            <text:p>15.4</text:p>
          </table:table-cell>
          <table:table-cell office:value-type="float" office:value="22.4" table:style-name="ce1">
            <text:p>22.4</text:p>
          </table:table-cell>
          <table:table-cell office:value-type="float" office:value="0.4" table:style-name="ce1">
            <text:p>0.4</text:p>
          </table:table-cell>
          <table:table-cell office:value-type="float" office:value="61.7" table:style-name="ce1">
            <text:p>61.7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3.8" table:style-name="ce1">
            <text:p>23.8</text:p>
          </table:table-cell>
          <table:table-cell office:value-type="float" office:value="0.2" table:style-name="ce1">
            <text:p>0.2</text:p>
          </table:table-cell>
          <table:table-cell office:value-type="float" office:value="56.8" table:style-name="ce1">
            <text:p>56.8</text:p>
          </table:table-cell>
          <table:table-cell office:value-type="float" office:value="42.900000000000006" table:style-name="ce1">
            <text:p>4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0.5" table:style-name="ce1">
            <text:p>20.5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55.7" table:style-name="ce1">
            <text:p>55.7</text:p>
          </table:table-cell>
          <table:table-cell office:value-type="float" office:value="44.2" table:style-name="ce1">
            <text:p>44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22" table:style-name="ce1">
            <text:p>43.22</text:p>
          </table:table-cell>
          <table:table-cell office:value-type="float" office:value="8.76" table:style-name="ce1">
            <text:p>8.76</text:p>
          </table:table-cell>
          <table:table-cell office:value-type="float" office:value="6.0000000000000005E-2" table:style-name="ce1">
            <text:p>0.06</text:p>
          </table:table-cell>
          <table:table-cell office:value-type="float" office:value="47.940000000000005" table:style-name="ce1">
            <text:p>47.94</text:p>
          </table:table-cell>
          <table:table-cell office:value-type="float" office:value="51.98" table:style-name="ce1">
            <text:p>51.98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2.560000000000009" table:style-name="ce11">
            <text:p>42.6</text:p>
          </table:table-cell>
          <table:table-cell office:value-type="float" office:value="8.3733333333333331" table:style-name="ce11">
            <text:p>8.4</text:p>
          </table:table-cell>
          <table:table-cell office:value-type="float" office:value="0" table:style-name="ce11">
            <text:p>0.0</text:p>
          </table:table-cell>
          <table:table-cell office:value-type="float" office:value="49.033333333333324" table:style-name="ce11">
            <text:p>4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3.206666666666671" table:style-name="ce11">
            <text:p>43.2</text:p>
          </table:table-cell>
          <table:table-cell office:value-type="float" office:value="9.0733333333333324" table:style-name="ce11">
            <text:p>9.1</text:p>
          </table:table-cell>
          <table:table-cell office:value-type="float" office:value="1.3333333333333334E-2" table:style-name="ce11">
            <text:p>0.0</text:p>
          </table:table-cell>
          <table:table-cell office:value-type="float" office:value="47.693333333333342" table:style-name="ce11">
            <text:p>4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2.933333333333323" table:style-name="ce11">
            <text:p>42.9</text:p>
          </table:table-cell>
          <table:table-cell office:value-type="float" office:value="8.466666666666665" table:style-name="ce11">
            <text:p>8.5</text:p>
          </table:table-cell>
          <table:table-cell office:value-type="float" office:value="2.6666666666666668E-2" table:style-name="ce11">
            <text:p>0.0</text:p>
          </table:table-cell>
          <table:table-cell office:value-type="float" office:value="48.560000000000009" table:style-name="ce11">
            <text:p>4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3.773333333333326" table:style-name="ce11">
            <text:p>43.8</text:p>
          </table:table-cell>
          <table:table-cell office:value-type="float" office:value="9" table:style-name="ce11">
            <text:p>9.0</text:p>
          </table:table-cell>
          <table:table-cell office:value-type="float" office:value="0.22000000000000006" table:style-name="ce11">
            <text:p>0.2</text:p>
          </table:table-cell>
          <table:table-cell office:value-type="float" office:value="46.973333333333329" table:style-name="ce11">
            <text:p>47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3.55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93333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0" table:style-name="ce1">
            <text:p>0</text:p>
          </table:table-cell>
          <table:table-cell office:value-type="float" office:value="1090.4000000000001" table:style-name="ce1">
            <text:p>1090.4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5.8" table:style-name="ce1">
            <text:p>5.8</text:p>
          </table:table-cell>
          <table:table-cell table:number-columns-repeated="16380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0" table:style-name="ce1">
            <text:p>0</text:p>
          </table:table-cell>
          <table:table-cell office:value-type="float" office:value="91.4" table:style-name="ce1">
            <text:p>91.4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0" table:style-name="ce1">
            <text:p>0</text:p>
          </table:table-cell>
          <table:table-cell office:value-type="float" office:value="3141" table:style-name="ce1">
            <text:p>3141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0" table:style-name="ce1">
            <text:p>0</text:p>
          </table:table-cell>
          <table:table-cell office:value-type="float" office:value="2103.4" table:style-name="ce1">
            <text:p>2103.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0" table:style-name="ce1">
            <text:p>0</text:p>
          </table:table-cell>
          <table:table-cell office:value-type="float" office:value="1928.2" table:style-name="ce1">
            <text:p>1928.2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0" table:style-name="ce1">
            <text:p>0</text:p>
          </table:table-cell>
          <table:table-cell office:value-type="float" office:value="2320.6" table:style-name="ce1">
            <text:p>2320.6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112.8" table:style-name="ce1">
            <text:p>112.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0" table:style-name="ce1">
            <text:p>0</text:p>
          </table:table-cell>
          <table:table-cell office:value-type="float" office:value="579.4" table:style-name="ce1">
            <text:p>579.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0" table:style-name="ce1">
            <text:p>0</text:p>
          </table:table-cell>
          <table:table-cell office:value-type="float" office:value="6909.8" table:style-name="ce1">
            <text:p>6909.8</text:p>
          </table:table-cell>
          <table:table-cell office:value-type="float" office:value="25.4" table:style-name="ce1">
            <text:p>25.4</text:p>
          </table:table-cell>
          <table:table-cell table:number-columns-repeated="16380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0" table:style-name="ce1">
            <text:p>0</text:p>
          </table:table-cell>
          <table:table-cell office:value-type="float" office:value="4345.2" table:style-name="ce1">
            <text:p>4345.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0" table:style-name="ce1">
            <text:p>0</text:p>
          </table:table-cell>
          <table:table-cell office:value-type="float" office:value="4248.6000000000004" table:style-name="ce1">
            <text:p>4248.6</text:p>
          </table:table-cell>
          <table:table-cell office:value-type="float" office:value="16.2" table:style-name="ce1">
            <text:p>16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6)" table:style-name="ce8">
            <text:p>0.0</text:p>
          </table:table-cell>
          <table:table-cell office:value-type="float" office:value="1811.3866666666668" table:formula="msoxl:=AVERAGE(C2:C16)" table:style-name="ce8">
            <text:p>1811.4</text:p>
          </table:table-cell>
          <table:table-cell office:value-type="float" office:value="9.4933333333333323" table:formula="msoxl:=AVERAGE(D2:D16)" table:style-name="ce8">
            <text:p>9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8=0,0,MAX(SUMPRODUCT(B2:B16,B2:B16)/SUM(B2:B16)-B18,0))" table:style-name="ce8">
            <text:p>0.0</text:p>
          </table:table-cell>
          <table:table-cell office:value-type="float" office:value="2224.4813063043166" table:formula="msoxl:=IF(C18=0,0,MAX(SUMPRODUCT(C2:C16,C2:C16)/SUM(C2:C16)-C18,0))" table:style-name="ce8">
            <text:p>2224.5</text:p>
          </table:table-cell>
          <table:table-cell office:value-type="float" office:value="5.0347565543071173" table:formula="msoxl:=IF(D18=0,0,MAX(SUMPRODUCT(D2:D16,D2:D16)/SUM(D2:D16)-D18,0))" table:style-name="ce8">
            <text:p>5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6)-B18-B19)" table:style-name="ce8">
            <text:p>0.0</text:p>
          </table:table-cell>
          <table:table-cell office:value-type="float" office:value="2873.9320270290173" table:formula="msoxl:=ABS(MAX(C2:C16)-C18-C19)" table:style-name="ce8">
            <text:p>2873.9</text:p>
          </table:table-cell>
          <table:table-cell office:value-type="float" office:value="10.871910112359549" table:formula="msoxl:=ABS(MAX(D2:D16)-D18-D19)" table:style-name="ce8">
            <text:p>10.9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3.55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93333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99.1" table:style-name="ce1">
            <text:p>99.1</text:p>
          </table:table-cell>
          <table:table-cell office:value-type="float" office:value="99.1" table:style-name="ce1">
            <text:p>9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.2" table:style-name="ce1">
            <text:p>198.2</text:p>
          </table:table-cell>
          <table:table-cell table:number-columns-repeated="1612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119.4" table:style-name="ce1">
            <text:p>119.4</text:p>
          </table:table-cell>
          <table:table-cell office:value-type="float" office:value="119.4" table:style-name="ce1">
            <text:p>1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8.8" table:style-name="ce1">
            <text:p>238.8</text:p>
          </table:table-cell>
          <table:table-cell table:number-columns-repeated="1612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23.6" table:style-name="ce1">
            <text:p>23.6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2" table:style-name="ce1">
            <text:p>47.2</text:p>
          </table:table-cell>
          <table:table-cell table:number-columns-repeated="1612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12.6" table:style-name="ce1">
            <text:p>12.6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.2" table:style-name="ce1">
            <text:p>25.2</text:p>
          </table:table-cell>
          <table:table-cell table:number-columns-repeated="1612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232.5" table:style-name="ce1">
            <text:p>232.5</text:p>
          </table:table-cell>
          <table:table-cell office:value-type="float" office:value="232.5" table:style-name="ce1">
            <text:p>23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5" table:style-name="ce1">
            <text:p>465</text:p>
          </table:table-cell>
          <table:table-cell table:number-columns-repeated="1612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2" table:style-name="ce1">
            <text:p>302</text:p>
          </table:table-cell>
          <table:table-cell table:number-columns-repeated="1612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6" table:style-name="ce1">
            <text:p>306</text:p>
          </table:table-cell>
          <table:table-cell table:number-columns-repeated="1612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207.2" table:style-name="ce1">
            <text:p>207.2</text:p>
          </table:table-cell>
          <table:table-cell office:value-type="float" office:value="207.2" table:style-name="ce1">
            <text:p>20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4.4" table:style-name="ce1">
            <text:p>414.4</text:p>
          </table:table-cell>
          <table:table-cell table:number-columns-repeated="1612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.599999999999994" table:style-name="ce1">
            <text:p>73.6</text:p>
          </table:table-cell>
          <table:table-cell table:number-columns-repeated="1612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.799999999999997" table:style-name="ce1">
            <text:p>32.8</text:p>
          </table:table-cell>
          <table:table-cell table:number-columns-repeated="1612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115.9" table:style-name="ce1">
            <text:p>115.9</text:p>
          </table:table-cell>
          <table:table-cell office:value-type="float" office:value="115.9" table:style-name="ce1">
            <text:p>11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1.8" table:style-name="ce1">
            <text:p>231.8</text:p>
          </table:table-cell>
          <table:table-cell table:number-columns-repeated="1612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271.3" table:style-name="ce1">
            <text:p>271.3</text:p>
          </table:table-cell>
          <table:table-cell office:value-type="float" office:value="271.3" table:style-name="ce1">
            <text:p>27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2.6" table:style-name="ce1">
            <text:p>542.6</text:p>
          </table:table-cell>
          <table:table-cell table:number-columns-repeated="1612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254.6" table:style-name="ce1">
            <text:p>254.6</text:p>
          </table:table-cell>
          <table:table-cell office:value-type="float" office:value="254.6" table:style-name="ce1">
            <text:p>25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9.2" table:style-name="ce1">
            <text:p>509.2</text:p>
          </table:table-cell>
          <table:table-cell table:number-columns-repeated="1612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61.2" table:style-name="ce1">
            <text:p>261.2</text:p>
          </table:table-cell>
          <table:table-cell office:value-type="float" office:value="261.2" table:style-name="ce1">
            <text:p>26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2.4" table:style-name="ce1">
            <text:p>52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0.30666666666667" table:formula="msoxl:=AVERAGE(B2:B16)" table:style-name="ce8">
            <text:p>130.3</text:p>
          </table:table-cell>
          <table:table-cell office:value-type="float" office:value="130.30666666666667" table:formula="msoxl:=AVERAGE(C2:C16)" table:style-name="ce8">
            <text:p>130.3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9.067773116409114" table:formula="msoxl:=IF(B18=0,0,MAX(SUMPRODUCT(B2:B16,B2:B16)/SUM(B2:B16)-B18,0))" table:style-name="ce8">
            <text:p>69.1</text:p>
          </table:table-cell>
          <table:table-cell office:value-type="float" office:value="69.067773116409114" table:formula="msoxl:=IF(C18=0,0,MAX(SUMPRODUCT(C2:C16,C2:C16)/SUM(C2:C16)-C18,0))" table:style-name="ce8">
            <text:p>69.1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1.925560216924225" table:formula="msoxl:=ABS(MAX(B2:B16)-B18-B19)" table:style-name="ce8">
            <text:p>71.9</text:p>
          </table:table-cell>
          <table:table-cell office:value-type="float" office:value="71.925560216924225" table:formula="msoxl:=ABS(MAX(C2:C16)-C18-C19)" table:style-name="ce8">
            <text:p>71.9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9.37443978307579" table:formula="msoxl:=B18+ B19" table:style-name="ce8">
            <text:p>199.4</text:p>
          </table:table-cell>
          <table:table-cell office:value-type="float" office:value="199.37443978307579" table:formula="msoxl:=C18+ C19" table:style-name="ce8">
            <text:p>199.4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3.55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93333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4733333333333332" table:formula="msoxl:=AVERAGE(B2:B16)" table:style-name="ce8">
            <text:p>2.5</text:p>
          </table:table-cell>
          <table:table-cell office:value-type="float" office:value="2.4733333333333332" table:formula="msoxl:=AVERAGE(C2:C16)" table:style-name="ce8">
            <text:p>2.5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021383647798752" table:formula="msoxl:=IF(B18=0,0,MAX(SUMPRODUCT(B2:B16,B2:B16)/SUM(B2:B16)-B18,0))" table:style-name="ce8">
            <text:p>1.5</text:p>
          </table:table-cell>
          <table:table-cell office:value-type="float" office:value="1.5021383647798752" table:formula="msoxl:=IF(C18=0,0,MAX(SUMPRODUCT(C2:C16,C2:C16)/SUM(C2:C16)-C18,0))" table:style-name="ce8">
            <text:p>1.5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245283018867915" table:formula="msoxl:=ABS(MAX(B2:B16)-B18-B19)" table:style-name="ce8">
            <text:p>1.8</text:p>
          </table:table-cell>
          <table:table-cell office:value-type="float" office:value="1.8245283018867915" table:formula="msoxl:=ABS(MAX(C2:C16)-C18-C19)" table:style-name="ce8">
            <text:p>1.8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9754716981132083" table:formula="msoxl:=B18+ B19" table:style-name="ce8">
            <text:p>4.0</text:p>
          </table:table-cell>
          <table:table-cell office:value-type="float" office:value="3.9754716981132083" table:formula="msoxl:=C18+ C19" table:style-name="ce8">
            <text:p>4.0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3.55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93333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6)" table:style-name="ce8">
            <text:p>0.0</text:p>
          </table:table-cell>
          <table:table-cell office:value-type="float" office:value="0" table:formula="msoxl:=AVERAGE(C2:C16)" table:style-name="ce8">
            <text:p>0.0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8=0,0,MAX(SUMPRODUCT(B2:B16,B2:B16)/SUM(B2:B16)-B18,0))" table:style-name="ce8">
            <text:p>0.0</text:p>
          </table:table-cell>
          <table:table-cell office:value-type="float" office:value="0" table:formula="msoxl:=IF(C18=0,0,MAX(SUMPRODUCT(C2:C16,C2:C16)/SUM(C2:C16)-C18,0))" table:style-name="ce8">
            <text:p>0.0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6)-B18-B19)" table:style-name="ce8">
            <text:p>0.0</text:p>
          </table:table-cell>
          <table:table-cell office:value-type="float" office:value="0" table:formula="msoxl:=ABS(MAX(C2:C16)-C18-C19)" table:style-name="ce8">
            <text:p>0.0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8+ B19" table:style-name="ce8">
            <text:p>0.0</text:p>
          </table:table-cell>
          <table:table-cell office:value-type="float" office:value="0" table:formula="msoxl:=C18+ C19" table:style-name="ce8">
            <text:p>0.0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3.55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93333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" table:style-name="ce1">
            <text:p>152</text:p>
          </table:table-cell>
          <table:table-cell table:number-columns-repeated="1612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545.20000000000005" table:style-name="ce1">
            <text:p>545.2</text:p>
          </table:table-cell>
          <table:table-cell office:value-type="float" office:value="545.20000000000005" table:style-name="ce1">
            <text:p>54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0.4000000000001" table:style-name="ce1">
            <text:p>1090.4</text:p>
          </table:table-cell>
          <table:table-cell table:number-columns-repeated="1612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68.5" table:style-name="ce1">
            <text:p>68.5</text:p>
          </table:table-cell>
          <table:table-cell office:value-type="float" office:value="68.5" table:style-name="ce1">
            <text:p>6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" table:style-name="ce1">
            <text:p>137</text:p>
          </table:table-cell>
          <table:table-cell table:number-columns-repeated="1612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45.7" table:style-name="ce1">
            <text:p>45.7</text:p>
          </table:table-cell>
          <table:table-cell office:value-type="float" office:value="45.7" table:style-name="ce1">
            <text:p>4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.4" table:style-name="ce1">
            <text:p>91.4</text:p>
          </table:table-cell>
          <table:table-cell table:number-columns-repeated="1612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1570.5" table:style-name="ce1">
            <text:p>1570.5</text:p>
          </table:table-cell>
          <table:table-cell office:value-type="float" office:value="1570.5" table:style-name="ce1">
            <text:p>157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41" table:style-name="ce1">
            <text:p>3141</text:p>
          </table:table-cell>
          <table:table-cell table:number-columns-repeated="1612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1051.7" table:style-name="ce1">
            <text:p>1051.7</text:p>
          </table:table-cell>
          <table:table-cell office:value-type="float" office:value="1051.7" table:style-name="ce1">
            <text:p>105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03.4" table:style-name="ce1">
            <text:p>2103.4</text:p>
          </table:table-cell>
          <table:table-cell table:number-columns-repeated="1612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64.1" table:style-name="ce1">
            <text:p>964.1</text:p>
          </table:table-cell>
          <table:table-cell office:value-type="float" office:value="964.1" table:style-name="ce1">
            <text:p>96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28.2" table:style-name="ce1">
            <text:p>1928.2</text:p>
          </table:table-cell>
          <table:table-cell table:number-columns-repeated="1612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1160.3" table:style-name="ce1">
            <text:p>1160.3</text:p>
          </table:table-cell>
          <table:table-cell office:value-type="float" office:value="1160.3" table:style-name="ce1">
            <text:p>116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0.6" table:style-name="ce1">
            <text:p>2320.6</text:p>
          </table:table-cell>
          <table:table-cell table:number-columns-repeated="1612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56.4" table:style-name="ce1">
            <text:p>56.4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.8" table:style-name="ce1">
            <text:p>112.8</text:p>
          </table:table-cell>
          <table:table-cell table:number-columns-repeated="1612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289.7" table:style-name="ce1">
            <text:p>289.7</text:p>
          </table:table-cell>
          <table:table-cell office:value-type="float" office:value="289.7" table:style-name="ce1">
            <text:p>28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9.4" table:style-name="ce1">
            <text:p>579.4</text:p>
          </table:table-cell>
          <table:table-cell table:number-columns-repeated="1612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3454.9" table:style-name="ce1">
            <text:p>3454.9</text:p>
          </table:table-cell>
          <table:table-cell office:value-type="float" office:value="3454.9" table:style-name="ce1">
            <text:p>345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09.8" table:style-name="ce1">
            <text:p>6909.8</text:p>
          </table:table-cell>
          <table:table-cell table:number-columns-repeated="1612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2172.6" table:style-name="ce1">
            <text:p>2172.6</text:p>
          </table:table-cell>
          <table:table-cell office:value-type="float" office:value="2172.6" table:style-name="ce1">
            <text:p>217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45.2" table:style-name="ce1">
            <text:p>4345.2</text:p>
          </table:table-cell>
          <table:table-cell table:number-columns-repeated="1612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124.3000000000002" table:style-name="ce1">
            <text:p>2124.3</text:p>
          </table:table-cell>
          <table:table-cell office:value-type="float" office:value="2124.3000000000002" table:style-name="ce1">
            <text:p>212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48.6000000000004" table:style-name="ce1">
            <text:p>424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05.69333333333338" table:formula="msoxl:=AVERAGE(B2:B16)" table:style-name="ce8">
            <text:p>905.7</text:p>
          </table:table-cell>
          <table:table-cell office:value-type="float" office:value="905.69333333333338" table:formula="msoxl:=AVERAGE(C2:C16)" table:style-name="ce8">
            <text:p>905.7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12.2406531521583" table:formula="msoxl:=IF(B18=0,0,MAX(SUMPRODUCT(B2:B16,B2:B16)/SUM(B2:B16)-B18,0))" table:style-name="ce8">
            <text:p>1112.2</text:p>
          </table:table-cell>
          <table:table-cell office:value-type="float" office:value="1112.2406531521583" table:formula="msoxl:=IF(C18=0,0,MAX(SUMPRODUCT(C2:C16,C2:C16)/SUM(C2:C16)-C18,0))" table:style-name="ce8">
            <text:p>1112.2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36.9660135145086" table:formula="msoxl:=ABS(MAX(B2:B16)-B18-B19)" table:style-name="ce8">
            <text:p>1437.0</text:p>
          </table:table-cell>
          <table:table-cell office:value-type="float" office:value="1436.9660135145086" table:formula="msoxl:=ABS(MAX(C2:C16)-C18-C19)" table:style-name="ce8">
            <text:p>1437.0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17.9339864854917" table:formula="msoxl:=B18+ B19" table:style-name="ce8">
            <text:p>2017.9</text:p>
          </table:table-cell>
          <table:table-cell office:value-type="float" office:value="2017.9339864854917" table:formula="msoxl:=C18+ C19" table:style-name="ce8">
            <text:p>2017.9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3.55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93333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2.7" table:style-name="ce1">
            <text:p>12.7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.4" table:style-name="ce1">
            <text:p>25.4</text:p>
          </table:table-cell>
          <table:table-cell table:number-columns-repeated="1612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" table:style-name="ce1">
            <text:p>17</text:p>
          </table:table-cell>
          <table:table-cell table:number-columns-repeated="1612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7466666666666661" table:formula="msoxl:=AVERAGE(B2:B16)" table:style-name="ce8">
            <text:p>4.7</text:p>
          </table:table-cell>
          <table:table-cell office:value-type="float" office:value="4.7466666666666661" table:formula="msoxl:=AVERAGE(C2:C16)" table:style-name="ce8">
            <text:p>4.7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5173782771535587" table:formula="msoxl:=IF(B18=0,0,MAX(SUMPRODUCT(B2:B16,B2:B16)/SUM(B2:B16)-B18,0))" table:style-name="ce8">
            <text:p>2.5</text:p>
          </table:table-cell>
          <table:table-cell office:value-type="float" office:value="2.5173782771535587" table:formula="msoxl:=IF(C18=0,0,MAX(SUMPRODUCT(C2:C16,C2:C16)/SUM(C2:C16)-C18,0))" table:style-name="ce8">
            <text:p>2.5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4359550561797745" table:formula="msoxl:=ABS(MAX(B2:B16)-B18-B19)" table:style-name="ce8">
            <text:p>5.4</text:p>
          </table:table-cell>
          <table:table-cell office:value-type="float" office:value="5.4359550561797745" table:formula="msoxl:=ABS(MAX(C2:C16)-C18-C19)" table:style-name="ce8">
            <text:p>5.4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2640449438202248" table:formula="msoxl:=B18+ B19" table:style-name="ce8">
            <text:p>7.3</text:p>
          </table:table-cell>
          <table:table-cell office:value-type="float" office:value="7.2640449438202248" table:formula="msoxl:=C18+ C19" table:style-name="ce8">
            <text:p>7.3</text:p>
          </table:table-cell>
          <table:table-cell office:value-type="float" office:value="0" table:formula="msoxl:=D18+ D19" table:style-name="ce8">
            <text:p>0.0</text:p>
          </table:table-cell>
          <table:table-cell office:value-type="float" office:value="0" table:formula="msoxl:=E18+ E19" table:style-name="ce8">
            <text:p>0.0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3.55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61.1" table:style-name="ce1">
            <text:p>6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61.4" table:style-name="ce1">
            <text:p>6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59.9" table:style-name="ce1">
            <text:p>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9.193333333333335" table:formula="msoxl:=AVERAGE(B2:B16)" table:style-name="ce8">
            <text:p>59.2</text:p>
          </table:table-cell>
          <table:table-cell office:value-type="float" office:value="0" table:formula="msoxl:=AVERAGE(C2:C16)" table:style-name="ce8">
            <text:p>0.0</text:p>
          </table:table-cell>
          <table:table-cell office:value-type="float" office:value="0" table:formula="msoxl:=AVERAGE(D2:D16)" table:style-name="ce8">
            <text:p>0.0</text:p>
          </table:table-cell>
          <table:table-cell office:value-type="float" office:value="0" table:formula="msoxl:=AVERAGE(E2:E16)" table:style-name="ce8">
            <text:p>0.0</text:p>
          </table:table-cell>
          <table:table-cell office:value-type="float" office:value="0" table:formula="msoxl:=AVERAGE(F2:F1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40458760371655E-2" table:formula="msoxl:=IF(B18=0,0,MAX(SUMPRODUCT(B2:B16,B2:B16)/SUM(B2:B16)-B18,0))" table:style-name="ce8">
            <text:p>0.0</text:p>
          </table:table-cell>
          <table:table-cell office:value-type="float" office:value="0" table:formula="msoxl:=IF(C18=0,0,MAX(SUMPRODUCT(C2:C16,C2:C16)/SUM(C2:C16)-C18,0))" table:style-name="ce8">
            <text:p>0.0</text:p>
          </table:table-cell>
          <table:table-cell office:value-type="float" office:value="0" table:formula="msoxl:=IF(D18=0,0,MAX(SUMPRODUCT(D2:D16,D2:D16)/SUM(D2:D16)-D18,0))" table:style-name="ce8">
            <text:p>0.0</text:p>
          </table:table-cell>
          <table:table-cell office:value-type="float" office:value="0" table:formula="msoxl:=IF(E18=0,0,MAX(SUMPRODUCT(E2:E16,E2:E16)/SUM(E2:E16)-E18,0))" table:style-name="ce8">
            <text:p>0.0</text:p>
          </table:table-cell>
          <table:table-cell office:value-type="float" office:value="0" table:formula="msoxl:=IF(F18=0,0,MAX(SUMPRODUCT(F2:F16,F2:F16)/SUM(F2:F16)-F1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1872620790629469" table:formula="msoxl:=ABS(MAX(B2:B16)-B18-B19)" table:style-name="ce8">
            <text:p>2.2</text:p>
          </table:table-cell>
          <table:table-cell office:value-type="float" office:value="0" table:formula="msoxl:=ABS(MAX(C2:C16)-C18-C19)" table:style-name="ce8">
            <text:p>0.0</text:p>
          </table:table-cell>
          <table:table-cell office:value-type="float" office:value="0" table:formula="msoxl:=ABS(MAX(D2:D16)-D18-D19)" table:style-name="ce8">
            <text:p>0.0</text:p>
          </table:table-cell>
          <table:table-cell office:value-type="float" office:value="0" table:formula="msoxl:=ABS(MAX(E2:E16)-E18-E19)" table:style-name="ce8">
            <text:p>0.0</text:p>
          </table:table-cell>
          <table:table-cell office:value-type="float" office:value="0" table:formula="msoxl:=ABS(MAX(F2:F16)-F18-F19)" table:style-name="ce8">
            <text:p>0.0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3.55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93333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2.6000000000004" table:style-name="ce1">
            <text:p>4322.6</text:p>
          </table:table-cell>
          <table:table-cell office:value-type="float" office:value="3778" table:style-name="ce1">
            <text:p>3778</text:p>
          </table:table-cell>
          <table:table-cell office:value-type="float" office:value="544.70000000000005" table:style-name="ce1">
            <text:p>54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9.9" table:style-name="ce1">
            <text:p>739.9</text:p>
          </table:table-cell>
          <table:table-cell office:value-type="float" office:value="2445.6" table:style-name="ce1">
            <text:p>2445.6</text:p>
          </table:table-cell>
          <table:table-cell office:value-type="float" office:value="-1" table:style-name="ce1">
            <text:p>-1</text:p>
          </table:table-cell>
          <table:table-cell office:value-type="float" office:value="188.3" table:style-name="ce1">
            <text:p>188.3</text:p>
          </table:table-cell>
          <table:table-cell office:value-type="float" office:value="0" table:style-name="ce1">
            <text:p>0</text:p>
          </table:table-cell>
          <table:table-cell office:value-type="float" office:value="230.2" table:style-name="ce1">
            <text:p>230.2</text:p>
          </table:table-cell>
          <table:table-cell table:number-columns-repeated="1636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2.3999999999996" table:style-name="ce1">
            <text:p>4272.4</text:p>
          </table:table-cell>
          <table:table-cell office:value-type="float" office:value="3731.6" table:style-name="ce1">
            <text:p>3731.6</text:p>
          </table:table-cell>
          <table:table-cell office:value-type="float" office:value="540.79999999999995" table:style-name="ce1">
            <text:p>54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7" table:style-name="ce1">
            <text:p>752.7</text:p>
          </table:table-cell>
          <table:table-cell office:value-type="float" office:value="2484.1" table:style-name="ce1">
            <text:p>2484.1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38.9" table:style-name="ce1">
            <text:p>238.9</text:p>
          </table:table-cell>
          <table:table-cell table:number-columns-repeated="1636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28.8999999999996" table:style-name="ce1">
            <text:p>4228.9</text:p>
          </table:table-cell>
          <table:table-cell office:value-type="float" office:value="3688.2" table:style-name="ce1">
            <text:p>3688.2</text:p>
          </table:table-cell>
          <table:table-cell office:value-type="float" office:value="540.70000000000005" table:style-name="ce1">
            <text:p>54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4.9" table:style-name="ce1">
            <text:p>754.9</text:p>
          </table:table-cell>
          <table:table-cell office:value-type="float" office:value="2526.1" table:style-name="ce1">
            <text:p>2526.1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40.7" table:style-name="ce1">
            <text:p>240.7</text:p>
          </table:table-cell>
          <table:table-cell table:number-columns-repeated="1636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97.8" table:style-name="ce1">
            <text:p>4097.8</text:p>
          </table:table-cell>
          <table:table-cell office:value-type="float" office:value="3557" table:style-name="ce1">
            <text:p>3557</text:p>
          </table:table-cell>
          <table:table-cell office:value-type="float" office:value="540.79999999999995" table:style-name="ce1">
            <text:p>54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4.9" table:style-name="ce1">
            <text:p>754.9</text:p>
          </table:table-cell>
          <table:table-cell office:value-type="float" office:value="2656.9" table:style-name="ce1">
            <text:p>2656.9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40.7" table:style-name="ce1">
            <text:p>240.7</text:p>
          </table:table-cell>
          <table:table-cell table:number-columns-repeated="1636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13.1" table:style-name="ce1">
            <text:p>3813.1</text:p>
          </table:table-cell>
          <table:table-cell office:value-type="float" office:value="3276.4" table:style-name="ce1">
            <text:p>3276.4</text:p>
          </table:table-cell>
          <table:table-cell office:value-type="float" office:value="536.70000000000005" table:style-name="ce1">
            <text:p>53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5.5" table:style-name="ce1">
            <text:p>785.5</text:p>
          </table:table-cell>
          <table:table-cell office:value-type="float" office:value="2907.6" table:style-name="ce1">
            <text:p>2907.6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69.89999999999998" table:style-name="ce1">
            <text:p>269.9</text:p>
          </table:table-cell>
          <table:table-cell table:number-columns-repeated="1636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24.8" table:style-name="ce1">
            <text:p>3824.8</text:p>
          </table:table-cell>
          <table:table-cell office:value-type="float" office:value="3285.6" table:style-name="ce1">
            <text:p>3285.6</text:p>
          </table:table-cell>
          <table:table-cell office:value-type="float" office:value="539.20000000000005" table:style-name="ce1">
            <text:p>539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4.3" table:style-name="ce1">
            <text:p>804.3</text:p>
          </table:table-cell>
          <table:table-cell office:value-type="float" office:value="2891.2" table:style-name="ce1">
            <text:p>2891.2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77.60000000000002" table:style-name="ce1">
            <text:p>277.6</text:p>
          </table:table-cell>
          <table:table-cell table:number-columns-repeated="1636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03.9" table:style-name="ce1">
            <text:p>3803.9</text:p>
          </table:table-cell>
          <table:table-cell office:value-type="float" office:value="3265.1" table:style-name="ce1">
            <text:p>3265.1</text:p>
          </table:table-cell>
          <table:table-cell office:value-type="float" office:value="538.70000000000005" table:style-name="ce1">
            <text:p>538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9.1" table:style-name="ce1">
            <text:p>829.1</text:p>
          </table:table-cell>
          <table:table-cell office:value-type="float" office:value="2900.6" table:style-name="ce1">
            <text:p>2900.6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288.10000000000002" table:style-name="ce1">
            <text:p>288.1</text:p>
          </table:table-cell>
          <table:table-cell table:number-columns-repeated="1636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38.5" table:style-name="ce1">
            <text:p>3738.5</text:p>
          </table:table-cell>
          <table:table-cell office:value-type="float" office:value="3204" table:style-name="ce1">
            <text:p>3204</text:p>
          </table:table-cell>
          <table:table-cell office:value-type="float" office:value="534.6" table:style-name="ce1">
            <text:p>53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0.2" table:style-name="ce1">
            <text:p>860.2</text:p>
          </table:table-cell>
          <table:table-cell office:value-type="float" office:value="2938.6" table:style-name="ce1">
            <text:p>2938.6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311.10000000000002" table:style-name="ce1">
            <text:p>311.1</text:p>
          </table:table-cell>
          <table:table-cell table:number-columns-repeated="1636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35.7" table:style-name="ce1">
            <text:p>3735.7</text:p>
          </table:table-cell>
          <table:table-cell office:value-type="float" office:value="3201.1" table:style-name="ce1">
            <text:p>3201.1</text:p>
          </table:table-cell>
          <table:table-cell office:value-type="float" office:value="534.6" table:style-name="ce1">
            <text:p>53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2.8" table:style-name="ce1">
            <text:p>862.8</text:p>
          </table:table-cell>
          <table:table-cell office:value-type="float" office:value="2946.1" table:style-name="ce1">
            <text:p>2946.1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307.3" table:style-name="ce1">
            <text:p>307.3</text:p>
          </table:table-cell>
          <table:table-cell table:number-columns-repeated="1636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36.1" table:style-name="ce1">
            <text:p>3736.1</text:p>
          </table:table-cell>
          <table:table-cell office:value-type="float" office:value="3200.9" table:style-name="ce1">
            <text:p>3200.9</text:p>
          </table:table-cell>
          <table:table-cell office:value-type="float" office:value="535.1" table:style-name="ce1">
            <text:p>53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2.9" table:style-name="ce1">
            <text:p>862.9</text:p>
          </table:table-cell>
          <table:table-cell office:value-type="float" office:value="2946.8" table:style-name="ce1">
            <text:p>2946.8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0" table:style-name="ce1">
            <text:p>0</text:p>
          </table:table-cell>
          <table:table-cell office:value-type="float" office:value="306.8" table:style-name="ce1">
            <text:p>306.8</text:p>
          </table:table-cell>
          <table:table-cell table:number-columns-repeated="1636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36.8" table:style-name="ce1">
            <text:p>3736.8</text:p>
          </table:table-cell>
          <table:table-cell office:value-type="float" office:value="3200.9" table:style-name="ce1">
            <text:p>3200.9</text:p>
          </table:table-cell>
          <table:table-cell office:value-type="float" office:value="535.9" table:style-name="ce1">
            <text:p>535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2.9" table:style-name="ce1">
            <text:p>862.9</text:p>
          </table:table-cell>
          <table:table-cell office:value-type="float" office:value="2946.8" table:style-name="ce1">
            <text:p>2946.8</text:p>
          </table:table-cell>
          <table:table-cell office:value-type="float" office:value="-1" table:style-name="ce1">
            <text:p>-1</text:p>
          </table:table-cell>
          <table:table-cell office:value-type="float" office:value="188.8" table:style-name="ce1">
            <text:p>188.8</text:p>
          </table:table-cell>
          <table:table-cell office:value-type="float" office:value="0" table:style-name="ce1">
            <text:p>0</text:p>
          </table:table-cell>
          <table:table-cell office:value-type="float" office:value="306.7" table:style-name="ce1">
            <text:p>306.7</text:p>
          </table:table-cell>
          <table:table-cell table:number-columns-repeated="1636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685.5" table:style-name="ce1">
            <text:p>3685.5</text:p>
          </table:table-cell>
          <table:table-cell office:value-type="float" office:value="3147.8" table:style-name="ce1">
            <text:p>3147.8</text:p>
          </table:table-cell>
          <table:table-cell office:value-type="float" office:value="537.70000000000005" table:style-name="ce1">
            <text:p>537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5.9" table:style-name="ce1">
            <text:p>915.9</text:p>
          </table:table-cell>
          <table:table-cell office:value-type="float" office:value="2953.5" table:style-name="ce1">
            <text:p>2953.5</text:p>
          </table:table-cell>
          <table:table-cell office:value-type="float" office:value="-1" table:style-name="ce1">
            <text:p>-1</text:p>
          </table:table-cell>
          <table:table-cell office:value-type="float" office:value="188.8" table:style-name="ce1">
            <text:p>188.8</text:p>
          </table:table-cell>
          <table:table-cell office:value-type="float" office:value="0" table:style-name="ce1">
            <text:p>0</text:p>
          </table:table-cell>
          <table:table-cell office:value-type="float" office:value="353.3" table:style-name="ce1">
            <text:p>353.3</text:p>
          </table:table-cell>
          <table:table-cell table:number-columns-repeated="1636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646" table:style-name="ce1">
            <text:p>3646</text:p>
          </table:table-cell>
          <table:table-cell office:value-type="float" office:value="3109.3" table:style-name="ce1">
            <text:p>3109.3</text:p>
          </table:table-cell>
          <table:table-cell office:value-type="float" office:value="536.70000000000005" table:style-name="ce1">
            <text:p>53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93.1" table:style-name="ce1">
            <text:p>993.1</text:p>
          </table:table-cell>
          <table:table-cell office:value-type="float" office:value="2924.9" table:style-name="ce1">
            <text:p>2924.9</text:p>
          </table:table-cell>
          <table:table-cell office:value-type="float" office:value="-1" table:style-name="ce1">
            <text:p>-1</text:p>
          </table:table-cell>
          <table:table-cell office:value-type="float" office:value="188.8" table:style-name="ce1">
            <text:p>188.8</text:p>
          </table:table-cell>
          <table:table-cell office:value-type="float" office:value="0" table:style-name="ce1">
            <text:p>0</text:p>
          </table:table-cell>
          <table:table-cell office:value-type="float" office:value="420.4" table:style-name="ce1">
            <text:p>420.4</text:p>
          </table:table-cell>
          <table:table-cell table:number-columns-repeated="1636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24.4" table:style-name="ce1">
            <text:p>3724.4</text:p>
          </table:table-cell>
          <table:table-cell office:value-type="float" office:value="3188.2" table:style-name="ce1">
            <text:p>3188.2</text:p>
          </table:table-cell>
          <table:table-cell office:value-type="float" office:value="536.20000000000005" table:style-name="ce1">
            <text:p>536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1018.2" table:style-name="ce1">
            <text:p>1018.2</text:p>
          </table:table-cell>
          <table:table-cell office:value-type="float" office:value="2829.2" table:style-name="ce1">
            <text:p>2829.2</text:p>
          </table:table-cell>
          <table:table-cell office:value-type="float" office:value="-1" table:style-name="ce1">
            <text:p>-1</text:p>
          </table:table-cell>
          <table:table-cell office:value-type="float" office:value="188.9" table:style-name="ce1">
            <text:p>188.9</text:p>
          </table:table-cell>
          <table:table-cell office:value-type="float" office:value="0" table:style-name="ce1">
            <text:p>0</text:p>
          </table:table-cell>
          <table:table-cell office:value-type="float" office:value="437.3" table:style-name="ce1">
            <text:p>437.3</text:p>
          </table:table-cell>
          <table:table-cell table:number-columns-repeated="1636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02.2" table:style-name="ce1">
            <text:p>3802.2</text:p>
          </table:table-cell>
          <table:table-cell office:value-type="float" office:value="3265.1" table:style-name="ce1">
            <text:p>3265.1</text:p>
          </table:table-cell>
          <table:table-cell office:value-type="float" office:value="537.1" table:style-name="ce1">
            <text:p>53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9" table:style-name="ce1">
            <text:p>899</text:p>
          </table:table-cell>
          <table:table-cell office:value-type="float" office:value="2841.6" table:style-name="ce1">
            <text:p>2841.6</text:p>
          </table:table-cell>
          <table:table-cell office:value-type="float" office:value="-1" table:style-name="ce1">
            <text:p>-1</text:p>
          </table:table-cell>
          <table:table-cell office:value-type="float" office:value="188.9" table:style-name="ce1">
            <text:p>188.9</text:p>
          </table:table-cell>
          <table:table-cell office:value-type="float" office:value="0" table:style-name="ce1">
            <text:p>0</text:p>
          </table:table-cell>
          <table:table-cell office:value-type="float" office:value="347.9" table:style-name="ce1">
            <text:p>347.9</text:p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3.55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93333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1667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1894.9" table:style-name="ce1">
            <text:p>1894.9</text:p>
          </table:table-cell>
          <table:table-cell office:value-type="float" office:value="202.2" table:style-name="ce1">
            <text:p>202.2</text:p>
          </table:table-cell>
          <table:table-cell office:value-type="float" office:value="1894.9" table:style-name="ce1">
            <text:p>1894.9</text:p>
          </table:table-cell>
          <table:table-cell office:value-type="float" office:value="603.29999999999995" table:style-name="ce1">
            <text:p>603.3</text:p>
          </table:table-cell>
          <table:table-cell office:value-type="float" office:value="3789.8" table:style-name="ce1">
            <text:p>3789.8</text:p>
          </table:table-cell>
          <table:table-cell office:value-type="float" office:value="805.5" table:style-name="ce1">
            <text:p>805.5</text:p>
          </table:table-cell>
          <table:table-cell office:value-type="float" office:value="2097.1" table:style-name="ce1">
            <text:p>2097.1</text:p>
          </table:table-cell>
          <table:table-cell office:value-type="float" office:value="-2498.1999999999998" table:style-name="ce1">
            <text:p>-2498.2</text:p>
          </table:table-cell>
          <table:table-cell table:number-columns-repeated="16375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7889.1" table:style-name="ce1">
            <text:p>7889.1</text:p>
          </table:table-cell>
          <table:table-cell office:value-type="float" office:value="104.2" table:style-name="ce1">
            <text:p>104.2</text:p>
          </table:table-cell>
          <table:table-cell office:value-type="float" office:value="7889.1" table:style-name="ce1">
            <text:p>7889.1</text:p>
          </table:table-cell>
          <table:table-cell office:value-type="float" office:value="128" table:style-name="ce1">
            <text:p>128</text:p>
          </table:table-cell>
          <table:table-cell office:value-type="float" office:value="15778.2" table:style-name="ce1">
            <text:p>15778.2</text:p>
          </table:table-cell>
          <table:table-cell office:value-type="float" office:value="232.2" table:style-name="ce1">
            <text:p>232.2</text:p>
          </table:table-cell>
          <table:table-cell office:value-type="float" office:value="7993.3" table:style-name="ce1">
            <text:p>7993.3</text:p>
          </table:table-cell>
          <table:table-cell office:value-type="float" office:value="-8017.1" table:style-name="ce1">
            <text:p>-8017.1</text:p>
          </table:table-cell>
          <table:table-cell table:number-columns-repeated="16375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4279.3" table:style-name="ce1">
            <text:p>4279.3</text:p>
          </table:table-cell>
          <table:table-cell office:value-type="float" office:value="0.8" table:style-name="ce1">
            <text:p>0.8</text:p>
          </table:table-cell>
          <table:table-cell office:value-type="float" office:value="4279.3" table:style-name="ce1">
            <text:p>4279.3</text:p>
          </table:table-cell>
          <table:table-cell office:value-type="float" office:value="0" table:style-name="ce1">
            <text:p>0</text:p>
          </table:table-cell>
          <table:table-cell office:value-type="float" office:value="8558.6" table:style-name="ce1">
            <text:p>8558.6</text:p>
          </table:table-cell>
          <table:table-cell office:value-type="float" office:value="0.8" table:style-name="ce1">
            <text:p>0.8</text:p>
          </table:table-cell>
          <table:table-cell office:value-type="float" office:value="4280.1000000000004" table:style-name="ce1">
            <text:p>4280.1</text:p>
          </table:table-cell>
          <table:table-cell office:value-type="float" office:value="-4279.3" table:style-name="ce1">
            <text:p>-4279.3</text:p>
          </table:table-cell>
          <table:table-cell table:number-columns-repeated="16375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5050.6000000000004" table:style-name="ce1">
            <text:p>5050.6</text:p>
          </table:table-cell>
          <table:table-cell office:value-type="float" office:value="41.4" table:style-name="ce1">
            <text:p>41.4</text:p>
          </table:table-cell>
          <table:table-cell office:value-type="float" office:value="5050.6000000000004" table:style-name="ce1">
            <text:p>5050.6</text:p>
          </table:table-cell>
          <table:table-cell office:value-type="float" office:value="1681.3" table:style-name="ce1">
            <text:p>1681.3</text:p>
          </table:table-cell>
          <table:table-cell office:value-type="float" office:value="10101.200000000001" table:style-name="ce1">
            <text:p>10101.2</text:p>
          </table:table-cell>
          <table:table-cell office:value-type="float" office:value="1722.7" table:style-name="ce1">
            <text:p>1722.7</text:p>
          </table:table-cell>
          <table:table-cell office:value-type="float" office:value="5092" table:style-name="ce1">
            <text:p>5092</text:p>
          </table:table-cell>
          <table:table-cell office:value-type="float" office:value="-6731.9000000000005" table:style-name="ce1">
            <text:p>-6731.9</text:p>
          </table:table-cell>
          <table:table-cell table:number-columns-repeated="16375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3959" table:style-name="ce1">
            <text:p>3959</text:p>
          </table:table-cell>
          <table:table-cell office:value-type="float" office:value="32.5" table:style-name="ce1">
            <text:p>32.5</text:p>
          </table:table-cell>
          <table:table-cell office:value-type="float" office:value="3959" table:style-name="ce1">
            <text:p>3959</text:p>
          </table:table-cell>
          <table:table-cell office:value-type="float" office:value="744.7" table:style-name="ce1">
            <text:p>744.7</text:p>
          </table:table-cell>
          <table:table-cell office:value-type="float" office:value="7918" table:style-name="ce1">
            <text:p>7918</text:p>
          </table:table-cell>
          <table:table-cell office:value-type="float" office:value="777.2" table:style-name="ce1">
            <text:p>777.2</text:p>
          </table:table-cell>
          <table:table-cell office:value-type="float" office:value="3991.5" table:style-name="ce1">
            <text:p>3991.5</text:p>
          </table:table-cell>
          <table:table-cell office:value-type="float" office:value="-4703.7" table:style-name="ce1">
            <text:p>-4703.7</text:p>
          </table:table-cell>
          <table:table-cell table:number-columns-repeated="16375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2645.5" table:style-name="ce1">
            <text:p>2645.5</text:p>
          </table:table-cell>
          <table:table-cell office:value-type="float" office:value="11.1" table:style-name="ce1">
            <text:p>11.1</text:p>
          </table:table-cell>
          <table:table-cell office:value-type="float" office:value="2645.5" table:style-name="ce1">
            <text:p>2645.5</text:p>
          </table:table-cell>
          <table:table-cell office:value-type="float" office:value="554.70000000000005" table:style-name="ce1">
            <text:p>554.7</text:p>
          </table:table-cell>
          <table:table-cell office:value-type="float" office:value="5291" table:style-name="ce1">
            <text:p>5291</text:p>
          </table:table-cell>
          <table:table-cell office:value-type="float" office:value="565.80000000000007" table:style-name="ce1">
            <text:p>565.8</text:p>
          </table:table-cell>
          <table:table-cell office:value-type="float" office:value="2656.6" table:style-name="ce1">
            <text:p>2656.6</text:p>
          </table:table-cell>
          <table:table-cell office:value-type="float" office:value="-3200.2" table:style-name="ce1">
            <text:p>-3200.2</text:p>
          </table:table-cell>
          <table:table-cell table:number-columns-repeated="16375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1403.9" table:style-name="ce1">
            <text:p>1403.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403.9" table:style-name="ce1">
            <text:p>1403.9</text:p>
          </table:table-cell>
          <table:table-cell office:value-type="float" office:value="562.70000000000005" table:style-name="ce1">
            <text:p>562.7</text:p>
          </table:table-cell>
          <table:table-cell office:value-type="float" office:value="2807.8" table:style-name="ce1">
            <text:p>2807.8</text:p>
          </table:table-cell>
          <table:table-cell office:value-type="float" office:value="572" table:style-name="ce1">
            <text:p>572</text:p>
          </table:table-cell>
          <table:table-cell office:value-type="float" office:value="1413.2" table:style-name="ce1">
            <text:p>1413.2</text:p>
          </table:table-cell>
          <table:table-cell office:value-type="float" office:value="-1966.6000000000001" table:style-name="ce1">
            <text:p>-1966.6</text:p>
          </table:table-cell>
          <table:table-cell table:number-columns-repeated="16375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17" table:style-name="ce1">
            <text:p>17</text:p>
          </table:table-cell>
          <table:table-cell office:value-type="float" office:value="2.4" table:style-name="ce1">
            <text:p>2.4</text:p>
          </table:table-cell>
          <table:table-cell office:value-type="float" office:value="18.3" table:style-name="ce1">
            <text:p>18.3</text:p>
          </table:table-cell>
          <table:table-cell office:value-type="float" office:value="2.5" table:style-name="ce1">
            <text:p>2.5</text:p>
          </table:table-cell>
          <table:table-cell office:value-type="float" office:value="-18.2" table:style-name="ce1">
            <text:p>-18.2</text:p>
          </table:table-cell>
          <table:table-cell table:number-columns-repeated="16375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.2" table:style-name="ce1">
            <text:p>70.2</text:p>
          </table:table-cell>
          <table:table-cell office:value-type="float" office:value="0" table:style-name="ce1">
            <text:p>0</text:p>
          </table:table-cell>
          <table:table-cell office:value-type="float" office:value="72.2" table:style-name="ce1">
            <text:p>72.2</text:p>
          </table:table-cell>
          <table:table-cell office:value-type="float" office:value="2" table:style-name="ce1">
            <text:p>2</text:p>
          </table:table-cell>
          <table:table-cell office:value-type="float" office:value="-70.2" table:style-name="ce1">
            <text:p>-70.2</text:p>
          </table:table-cell>
          <table:table-cell table:number-columns-repeated="16375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4" table:style-name="ce1">
            <text:p>2.4</text:p>
          </table:table-cell>
          <table:table-cell office:value-type="float" office:value="5.8999999999999995" table:style-name="ce1">
            <text:p>5.9</text:p>
          </table:table-cell>
          <table:table-cell office:value-type="float" office:value="2.5" table:style-name="ce1">
            <text:p>2.5</text:p>
          </table:table-cell>
          <table:table-cell office:value-type="float" office:value="-5.8" table:style-name="ce1">
            <text:p>-5.8</text:p>
          </table:table-cell>
          <table:table-cell table:number-columns-repeated="16375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98.4" table:style-name="ce1">
            <text:p>98.4</text:p>
          </table:table-cell>
          <table:table-cell office:value-type="float" office:value="7.7" table:style-name="ce1">
            <text:p>7.7</text:p>
          </table:table-cell>
          <table:table-cell office:value-type="float" office:value="98.4" table:style-name="ce1">
            <text:p>98.4</text:p>
          </table:table-cell>
          <table:table-cell office:value-type="float" office:value="40.6" table:style-name="ce1">
            <text:p>40.6</text:p>
          </table:table-cell>
          <table:table-cell office:value-type="float" office:value="196.8" table:style-name="ce1">
            <text:p>196.8</text:p>
          </table:table-cell>
          <table:table-cell office:value-type="float" office:value="48.300000000000004" table:style-name="ce1">
            <text:p>48.3</text:p>
          </table:table-cell>
          <table:table-cell office:value-type="float" office:value="106.10000000000001" table:style-name="ce1">
            <text:p>106.1</text:p>
          </table:table-cell>
          <table:table-cell office:value-type="float" office:value="-139" table:style-name="ce1">
            <text:p>-139</text:p>
          </table:table-cell>
          <table:table-cell table:number-columns-repeated="16375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817.1" table:style-name="ce1">
            <text:p>817.1</text:p>
          </table:table-cell>
          <table:table-cell office:value-type="float" office:value="11.8" table:style-name="ce1">
            <text:p>11.8</text:p>
          </table:table-cell>
          <table:table-cell office:value-type="float" office:value="817.1" table:style-name="ce1">
            <text:p>817.1</text:p>
          </table:table-cell>
          <table:table-cell office:value-type="float" office:value="164.8" table:style-name="ce1">
            <text:p>164.8</text:p>
          </table:table-cell>
          <table:table-cell office:value-type="float" office:value="1634.2" table:style-name="ce1">
            <text:p>1634.2</text:p>
          </table:table-cell>
          <table:table-cell office:value-type="float" office:value="176.60000000000002" table:style-name="ce1">
            <text:p>176.6</text:p>
          </table:table-cell>
          <table:table-cell office:value-type="float" office:value="828.9" table:style-name="ce1">
            <text:p>828.9</text:p>
          </table:table-cell>
          <table:table-cell office:value-type="float" office:value="-981.90000000000009" table:style-name="ce1">
            <text:p>-981.9</text:p>
          </table:table-cell>
          <table:table-cell table:number-columns-repeated="16375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1707.9" table:style-name="ce1">
            <text:p>1707.9</text:p>
          </table:table-cell>
          <table:table-cell office:value-type="float" office:value="10.7" table:style-name="ce1">
            <text:p>10.7</text:p>
          </table:table-cell>
          <table:table-cell office:value-type="float" office:value="1707.9" table:style-name="ce1">
            <text:p>1707.9</text:p>
          </table:table-cell>
          <table:table-cell office:value-type="float" office:value="148.1" table:style-name="ce1">
            <text:p>148.1</text:p>
          </table:table-cell>
          <table:table-cell office:value-type="float" office:value="3415.8" table:style-name="ce1">
            <text:p>3415.8</text:p>
          </table:table-cell>
          <table:table-cell office:value-type="float" office:value="158.79999999999998" table:style-name="ce1">
            <text:p>158.8</text:p>
          </table:table-cell>
          <table:table-cell office:value-type="float" office:value="1718.6000000000001" table:style-name="ce1">
            <text:p>1718.6</text:p>
          </table:table-cell>
          <table:table-cell office:value-type="float" office:value="-1856" table:style-name="ce1">
            <text:p>-1856</text:p>
          </table:table-cell>
          <table:table-cell table:number-columns-repeated="16375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238" table:style-name="ce1">
            <text:p>2238</text:p>
          </table:table-cell>
          <table:table-cell office:value-type="float" office:value="17.8" table:style-name="ce1">
            <text:p>17.8</text:p>
          </table:table-cell>
          <table:table-cell office:value-type="float" office:value="2238" table:style-name="ce1">
            <text:p>2238</text:p>
          </table:table-cell>
          <table:table-cell office:value-type="float" office:value="281" table:style-name="ce1">
            <text:p>281</text:p>
          </table:table-cell>
          <table:table-cell office:value-type="float" office:value="4476" table:style-name="ce1">
            <text:p>4476</text:p>
          </table:table-cell>
          <table:table-cell office:value-type="float" office:value="298.8" table:style-name="ce1">
            <text:p>298.8</text:p>
          </table:table-cell>
          <table:table-cell office:value-type="float" office:value="2255.8000000000002" table:style-name="ce1">
            <text:p>2255.8</text:p>
          </table:table-cell>
          <table:table-cell office:value-type="float" office:value="-2519" table:style-name="ce1">
            <text:p>-251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32.4066666666672" table:formula="msoxl:=AVERAGE(B2:B16)" table:style-name="ce8">
            <text:p>2132.4</text:p>
          </table:table-cell>
          <table:table-cell office:value-type="float" office:value="30.373333333333335" table:formula="msoxl:=AVERAGE(C2:C16)" table:style-name="ce8">
            <text:p>30.4</text:p>
          </table:table-cell>
          <table:table-cell office:value-type="float" office:value="2132.4066666666672" table:formula="msoxl:=AVERAGE(D2:D16)" table:style-name="ce8">
            <text:p>2132.4</text:p>
          </table:table-cell>
          <table:table-cell office:value-type="float" office:value="333.41333333333336" table:formula="msoxl:=AVERAGE(E2:E16)" table:style-name="ce8">
            <text:p>33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335.0246359929247" table:formula="msoxl:=IF(B18=0,0,MAX(SUMPRODUCT(B2:B16,B2:B16)/SUM(B2:B16)-B18,0))" table:style-name="ce8">
            <text:p>2335.0</text:p>
          </table:table-cell>
          <table:table-cell office:value-type="float" office:value="91.142294410301403" table:formula="msoxl:=IF(C18=0,0,MAX(SUMPRODUCT(C2:C16,C2:C16)/SUM(C2:C16)-C18,0))" table:style-name="ce8">
            <text:p>91.1</text:p>
          </table:table-cell>
          <table:table-cell office:value-type="float" office:value="2335.0246359929247" table:formula="msoxl:=IF(D18=0,0,MAX(SUMPRODUCT(D2:D16,D2:D16)/SUM(D2:D16)-D18,0))" table:style-name="ce8">
            <text:p>2335.0</text:p>
          </table:table-cell>
          <table:table-cell office:value-type="float" office:value="570.5629723533018" table:formula="msoxl:=IF(E18=0,0,MAX(SUMPRODUCT(E2:E16,E2:E16)/SUM(E2:E16)-E18,0))" table:style-name="ce8">
            <text:p>57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421.668697340408" table:formula="msoxl:=ABS(MAX(B2:B16)-B18-B19)" table:style-name="ce8">
            <text:p>3421.7</text:p>
          </table:table-cell>
          <table:table-cell office:value-type="float" office:value="80.684372256365251" table:formula="msoxl:=ABS(MAX(C2:C16)-C18-C19)" table:style-name="ce8">
            <text:p>80.7</text:p>
          </table:table-cell>
          <table:table-cell office:value-type="float" office:value="3421.668697340408" table:formula="msoxl:=ABS(MAX(D2:D16)-D18-D19)" table:style-name="ce8">
            <text:p>3421.7</text:p>
          </table:table-cell>
          <table:table-cell office:value-type="float" office:value="777.32369431336474" table:formula="msoxl:=ABS(MAX(E2:E16)-E18-E19)" table:style-name="ce8">
            <text:p>777.3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3.55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93333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284.4" table:style-name="ce1">
            <text:p>5284.4</text:p>
          </table:table-cell>
          <table:table-cell office:value-type="float" office:value="763.7" table:style-name="ce1">
            <text:p>763.7</text:p>
          </table:table-cell>
          <table:table-cell office:value-type="float" office:value="5284.4" table:style-name="ce1">
            <text:p>5284.4</text:p>
          </table:table-cell>
          <table:table-cell office:value-type="float" office:value="1074.0999999999999" table:style-name="ce1">
            <text:p>1074.1</text:p>
          </table:table-cell>
          <table:table-cell table:number-columns-repeated="16379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26207.9" table:style-name="ce1">
            <text:p>26207.9</text:p>
          </table:table-cell>
          <table:table-cell office:value-type="float" office:value="292.89999999999998" table:style-name="ce1">
            <text:p>292.9</text:p>
          </table:table-cell>
          <table:table-cell office:value-type="float" office:value="26207.9" table:style-name="ce1">
            <text:p>26207.9</text:p>
          </table:table-cell>
          <table:table-cell office:value-type="float" office:value="326.7" table:style-name="ce1">
            <text:p>326.7</text:p>
          </table:table-cell>
          <table:table-cell table:number-columns-repeated="16379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14501.6" table:style-name="ce1">
            <text:p>14501.6</text:p>
          </table:table-cell>
          <table:table-cell office:value-type="float" office:value="11.3" table:style-name="ce1">
            <text:p>11.3</text:p>
          </table:table-cell>
          <table:table-cell office:value-type="float" office:value="14501.6" table:style-name="ce1">
            <text:p>14501.6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17280.7" table:style-name="ce1">
            <text:p>17280.7</text:p>
          </table:table-cell>
          <table:table-cell office:value-type="float" office:value="483.8" table:style-name="ce1">
            <text:p>483.8</text:p>
          </table:table-cell>
          <table:table-cell office:value-type="float" office:value="17280.7" table:style-name="ce1">
            <text:p>17280.7</text:p>
          </table:table-cell>
          <table:table-cell office:value-type="float" office:value="1254.4000000000001" table:style-name="ce1">
            <text:p>1254.4</text:p>
          </table:table-cell>
          <table:table-cell table:number-columns-repeated="16379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13167.8" table:style-name="ce1">
            <text:p>13167.8</text:p>
          </table:table-cell>
          <table:table-cell office:value-type="float" office:value="271.89999999999998" table:style-name="ce1">
            <text:p>271.9</text:p>
          </table:table-cell>
          <table:table-cell office:value-type="float" office:value="13167.8" table:style-name="ce1">
            <text:p>13167.8</text:p>
          </table:table-cell>
          <table:table-cell office:value-type="float" office:value="591.9" table:style-name="ce1">
            <text:p>591.9</text:p>
          </table:table-cell>
          <table:table-cell table:number-columns-repeated="16379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8988" table:style-name="ce1">
            <text:p>8988</text:p>
          </table:table-cell>
          <table:table-cell office:value-type="float" office:value="176.2" table:style-name="ce1">
            <text:p>176.2</text:p>
          </table:table-cell>
          <table:table-cell office:value-type="float" office:value="8988" table:style-name="ce1">
            <text:p>8988</text:p>
          </table:table-cell>
          <table:table-cell office:value-type="float" office:value="402.1" table:style-name="ce1">
            <text:p>402.1</text:p>
          </table:table-cell>
          <table:table-cell table:number-columns-repeated="16379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4873.3999999999996" table:style-name="ce1">
            <text:p>4873.4</text:p>
          </table:table-cell>
          <table:table-cell office:value-type="float" office:value="151.4" table:style-name="ce1">
            <text:p>151.4</text:p>
          </table:table-cell>
          <table:table-cell office:value-type="float" office:value="4873.3999999999996" table:style-name="ce1">
            <text:p>4873.4</text:p>
          </table:table-cell>
          <table:table-cell office:value-type="float" office:value="411.3" table:style-name="ce1">
            <text:p>411.3</text:p>
          </table:table-cell>
          <table:table-cell table:number-columns-repeated="16379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1.9" table:style-name="ce1">
            <text:p>1.9</text:p>
          </table:table-cell>
          <table:table-cell office:value-type="float" office:value="22.6" table:style-name="ce1">
            <text:p>22.6</text:p>
          </table:table-cell>
          <table:table-cell office:value-type="float" office:value="1.9" table:style-name="ce1">
            <text:p>1.9</text:p>
          </table:table-cell>
          <table:table-cell office:value-type="float" office:value="15.5" table:style-name="ce1">
            <text:p>15.5</text:p>
          </table:table-cell>
          <table:table-cell table:number-columns-repeated="16379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36.1" table:style-name="ce1">
            <text:p>36.1</text:p>
          </table:table-cell>
          <table:table-cell office:value-type="float" office:value="0" table:style-name="ce1">
            <text:p>0</text:p>
          </table:table-cell>
          <table:table-cell office:value-type="float" office:value="52.3" table:style-name="ce1">
            <text:p>52.3</text:p>
          </table:table-cell>
          <table:table-cell table:number-columns-repeated="16379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2" table:style-name="ce1">
            <text:p>2</text:p>
          </table:table-cell>
          <table:table-cell office:value-type="float" office:value="22.7" table:style-name="ce1">
            <text:p>22.7</text:p>
          </table:table-cell>
          <table:table-cell office:value-type="float" office:value="2" table:style-name="ce1">
            <text:p>2</text:p>
          </table:table-cell>
          <table:table-cell office:value-type="float" office:value="5.2" table:style-name="ce1">
            <text:p>5.2</text:p>
          </table:table-cell>
          <table:table-cell table:number-columns-repeated="16379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353.5" table:style-name="ce1">
            <text:p>353.5</text:p>
          </table:table-cell>
          <table:table-cell office:value-type="float" office:value="46.6" table:style-name="ce1">
            <text:p>46.6</text:p>
          </table:table-cell>
          <table:table-cell office:value-type="float" office:value="353.5" table:style-name="ce1">
            <text:p>353.5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2751.1" table:style-name="ce1">
            <text:p>2751.1</text:p>
          </table:table-cell>
          <table:table-cell office:value-type="float" office:value="82.6" table:style-name="ce1">
            <text:p>82.6</text:p>
          </table:table-cell>
          <table:table-cell office:value-type="float" office:value="2751.1" table:style-name="ce1">
            <text:p>2751.1</text:p>
          </table:table-cell>
          <table:table-cell office:value-type="float" office:value="144.6" table:style-name="ce1">
            <text:p>144.6</text:p>
          </table:table-cell>
          <table:table-cell table:number-columns-repeated="16379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5702.9" table:style-name="ce1">
            <text:p>5702.9</text:p>
          </table:table-cell>
          <table:table-cell office:value-type="float" office:value="73.8" table:style-name="ce1">
            <text:p>73.8</text:p>
          </table:table-cell>
          <table:table-cell office:value-type="float" office:value="5702.9" table:style-name="ce1">
            <text:p>5702.9</text:p>
          </table:table-cell>
          <table:table-cell office:value-type="float" office:value="130.9" table:style-name="ce1">
            <text:p>130.9</text:p>
          </table:table-cell>
          <table:table-cell table:number-columns-repeated="16379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7479.6" table:style-name="ce1">
            <text:p>7479.6</text:p>
          </table:table-cell>
          <table:table-cell office:value-type="float" office:value="137.5" table:style-name="ce1">
            <text:p>137.5</text:p>
          </table:table-cell>
          <table:table-cell office:value-type="float" office:value="7479.6" table:style-name="ce1">
            <text:p>7479.6</text:p>
          </table:table-cell>
          <table:table-cell office:value-type="float" office:value="245.9" table:style-name="ce1">
            <text:p>245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106.3200000000006" table:formula="msoxl:=AVERAGE(B2:B16)" table:style-name="ce8">
            <text:p>7106.3</text:p>
          </table:table-cell>
          <table:table-cell office:value-type="float" office:value="173.23999999999995" table:formula="msoxl:=AVERAGE(C2:C16)" table:style-name="ce8">
            <text:p>173.2</text:p>
          </table:table-cell>
          <table:table-cell office:value-type="float" office:value="7106.3200000000006" table:formula="msoxl:=AVERAGE(D2:D16)" table:style-name="ce8">
            <text:p>7106.3</text:p>
          </table:table-cell>
          <table:table-cell office:value-type="float" office:value="313.54666666666668" table:formula="msoxl:=AVERAGE(E2:E16)" table:style-name="ce8">
            <text:p>31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883.0043841162978" table:formula="msoxl:=IF(B18=0,0,MAX(SUMPRODUCT(B2:B16,B2:B16)/SUM(B2:B16)-B18,0))" table:style-name="ce8">
            <text:p>7883.0</text:p>
          </table:table-cell>
          <table:table-cell office:value-type="float" office:value="237.53609482028787" table:formula="msoxl:=IF(C18=0,0,MAX(SUMPRODUCT(C2:C16,C2:C16)/SUM(C2:C16)-C18,0))" table:style-name="ce8">
            <text:p>237.5</text:p>
          </table:table-cell>
          <table:table-cell office:value-type="float" office:value="7883.0043841162978" table:formula="msoxl:=IF(D18=0,0,MAX(SUMPRODUCT(D2:D16,D2:D16)/SUM(D2:D16)-D18,0))" table:style-name="ce8">
            <text:p>7883.0</text:p>
          </table:table-cell>
          <table:table-cell office:value-type="float" office:value="455.90652265124464" table:formula="msoxl:=IF(E18=0,0,MAX(SUMPRODUCT(E2:E16,E2:E16)/SUM(E2:E16)-E18,0))" table:style-name="ce8">
            <text:p>45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218.575615883703" table:formula="msoxl:=ABS(MAX(B2:B16)-B18-B19)" table:style-name="ce8">
            <text:p>11218.6</text:p>
          </table:table-cell>
          <table:table-cell office:value-type="float" office:value="352.92390517971216" table:formula="msoxl:=ABS(MAX(C2:C16)-C18-C19)" table:style-name="ce8">
            <text:p>352.9</text:p>
          </table:table-cell>
          <table:table-cell office:value-type="float" office:value="11218.575615883703" table:formula="msoxl:=ABS(MAX(D2:D16)-D18-D19)" table:style-name="ce8">
            <text:p>11218.6</text:p>
          </table:table-cell>
          <table:table-cell office:value-type="float" office:value="484.94681068208882" table:formula="msoxl:=ABS(MAX(E2:E16)-E18-E19)" table:style-name="ce8">
            <text:p>484.9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3.55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93333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1667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7540.2" table:style-name="ce1">
            <text:p>754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.5" table:style-name="ce1">
            <text:p>1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30543.1" table:style-name="ce1">
            <text:p>3054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16550.2" table:style-name="ce1">
            <text:p>1655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19982" table:style-name="ce1">
            <text:p>199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15481.9" table:style-name="ce1">
            <text:p>1548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8" table:style-name="ce1">
            <text:p>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10723.6" table:style-name="ce1">
            <text:p>1072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6142.6" table:style-name="ce1">
            <text:p>614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2.80000000000001" table:style-name="ce1">
            <text:p>13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5.2" table:style-name="ce1">
            <text:p>10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90.4" table:style-name="ce1">
            <text:p>59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407.2" table:style-name="ce1">
            <text:p>340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735.3" table:style-name="ce1">
            <text:p>673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328.7000000000007" table:style-name="ce1">
            <text:p>832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3.55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93333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93923" table:style-name="ce1">
            <text:p>93923</text:p>
          </table:table-cell>
          <table:table-cell office:value-type="float" office:value="-1" table:style-name="ce1">
            <text:p>-1</text:p>
          </table:table-cell>
          <table:table-cell office:value-type="float" office:value="27944" table:style-name="ce1">
            <text:p>27944</text:p>
          </table:table-cell>
          <table:table-cell office:value-type="float" office:value="710" table:style-name="ce1">
            <text:p>710</text:p>
          </table:table-cell>
          <table:table-cell office:value-type="float" office:value="-1" table:style-name="ce1">
            <text:p>-1</text:p>
          </table:table-cell>
          <table:table-cell office:value-type="float" office:value="237633" table:style-name="ce1">
            <text:p>2376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74" table:style-name="ce1">
            <text:p>1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807" table:style-name="ce1">
            <text:p>807</text:p>
          </table:table-cell>
          <table:table-cell table:number-columns-repeated="16346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1326" table:style-name="ce1">
            <text:p>1326</text:p>
          </table:table-cell>
          <table:table-cell office:value-type="float" office:value="0" table:style-name="ce1">
            <text:p>0</text:p>
          </table:table-cell>
          <table:table-cell office:value-type="float" office:value="69612" table:style-name="ce1">
            <text:p>69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7634" table:style-name="ce1">
            <text:p>-2376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467" table:style-name="ce1">
            <text:p>-467</text:p>
          </table:table-cell>
          <table:table-cell table:number-columns-repeated="16346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-25083" table:style-name="ce1">
            <text:p>-25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327" table:style-name="ce1">
            <text:p>-327</text:p>
          </table:table-cell>
          <table:table-cell table:number-columns-repeated="16346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62615" table:style-name="ce1">
            <text:p>-626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556" table:style-name="ce1">
            <text:p>241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885" table:style-name="ce1">
            <text:p>885</text:p>
          </table:table-cell>
          <table:table-cell table:number-columns-repeated="16346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726" table:style-name="ce1">
            <text:p>726</text:p>
          </table:table-cell>
          <table:table-cell office:value-type="float" office:value="0" table:style-name="ce1">
            <text:p>0</text:p>
          </table:table-cell>
          <table:table-cell office:value-type="float" office:value="10620" table:style-name="ce1">
            <text:p>106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1556" table:style-name="ce1">
            <text:p>-241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09" table:style-name="ce1">
            <text:p>-709</text:p>
          </table:table-cell>
          <table:table-cell table:number-columns-repeated="16346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975" table:style-name="ce1">
            <text:p>2975</text:p>
          </table:table-cell>
          <table:table-cell office:value-type="float" office:value="0" table:style-name="ce1">
            <text:p>0</text:p>
          </table:table-cell>
          <table:table-cell office:value-type="float" office:value="10713" table:style-name="ce1">
            <text:p>10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9" table:style-name="ce1">
            <text:p>359</text:p>
          </table:table-cell>
          <table:table-cell table:number-columns-repeated="16346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96346" table:style-name="ce1">
            <text:p>-96346</text:p>
          </table:table-cell>
          <table:table-cell office:value-type="float" office:value="0" table:style-name="ce1">
            <text:p>0</text:p>
          </table:table-cell>
          <table:table-cell office:value-type="float" office:value="37915" table:style-name="ce1">
            <text:p>379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88" table:style-name="ce1">
            <text:p>188</text:p>
          </table:table-cell>
          <table:table-cell table:number-columns-repeated="16346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090" table:style-name="ce1">
            <text:p>2090</text:p>
          </table:table-cell>
          <table:table-cell office:value-type="float" office:value="0" table:style-name="ce1">
            <text:p>0</text:p>
          </table:table-cell>
          <table:table-cell office:value-type="float" office:value="17411" table:style-name="ce1">
            <text:p>17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686" table:style-name="ce1">
            <text:p>-686</text:p>
          </table:table-cell>
          <table:table-cell table:number-columns-repeated="16346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17" table:style-name="ce1">
            <text:p>1617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34" table:style-name="ce1">
            <text:p>34</text:p>
          </table:table-cell>
          <table:table-cell table:number-columns-repeated="16346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231" table:style-name="ce1">
            <text:p>269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table:number-columns-repeated="16346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table:number-columns-repeated="16346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702" table:style-name="ce1">
            <text:p>1702</text:p>
          </table:table-cell>
          <table:table-cell office:value-type="float" office:value="0" table:style-name="ce1">
            <text:p>0</text:p>
          </table:table-cell>
          <table:table-cell office:value-type="float" office:value="2001" table:style-name="ce1">
            <text:p>2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9226" table:style-name="ce1">
            <text:p>-269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323" table:style-name="ce1">
            <text:p>323</text:p>
          </table:table-cell>
          <table:table-cell table:number-columns-repeated="16346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7" table:style-name="ce1">
            <text:p>5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638" table:style-name="ce1">
            <text:p>2638</text:p>
          </table:table-cell>
          <table:table-cell office:value-type="float" office:value="0" table:style-name="ce1">
            <text:p>0</text:p>
          </table:table-cell>
          <table:table-cell office:value-type="float" office:value="10635" table:style-name="ce1">
            <text:p>10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" table:style-name="ce1">
            <text:p>-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27" table:style-name="ce1">
            <text:p>-227</text:p>
          </table:table-cell>
          <table:table-cell table:number-columns-repeated="16346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8" table:style-name="ce1">
            <text:p>9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955" table:style-name="ce1">
            <text:p>2955</text:p>
          </table:table-cell>
          <table:table-cell office:value-type="float" office:value="0" table:style-name="ce1">
            <text:p>0</text:p>
          </table:table-cell>
          <table:table-cell office:value-type="float" office:value="-92532" table:style-name="ce1">
            <text:p>-92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247" table:style-name="ce1">
            <text:p>-247</text:p>
          </table:table-cell>
          <table:table-cell table:number-columns-repeated="16346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66" table:style-name="ce1">
            <text:p>3366</text:p>
          </table:table-cell>
          <table:table-cell office:value-type="float" office:value="0" table:style-name="ce1">
            <text:p>0</text:p>
          </table:table-cell>
          <table:table-cell office:value-type="float" office:value="16453" table:style-name="ce1">
            <text:p>16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7" table:style-name="ce1">
            <text:p>277</text:p>
          </table:table-cell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1M27.000S" table:style-name="ce9">
            <text:p>15:01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1M27.000S" table:style-name="ce10">
            <text:p>15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1M57.000S" table:style-name="ce9">
            <text:p>15:01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1M57.000S" table:style-name="ce10">
            <text:p>15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2M27.000S" table:style-name="ce9">
            <text:p>15:02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2M27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2M57.000S" table:style-name="ce9">
            <text:p>15:02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2M57.000S" table:style-name="ce10">
            <text:p>15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3M27.000S" table:style-name="ce9">
            <text:p>15:03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3M27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3M57.000S" table:style-name="ce9">
            <text:p>15:03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3M57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4M27.000S" table:style-name="ce9">
            <text:p>15:04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4M27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4M57.000S" table:style-name="ce9">
            <text:p>15:04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4M57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5H5M27.000S" table:style-name="ce9">
            <text:p>15:05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5M27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5H5M57.000S" table:style-name="ce9">
            <text:p>15:05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5M57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5H6M27.000S" table:style-name="ce9">
            <text:p>15:06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6M27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5H6M57.000S" table:style-name="ce9">
            <text:p>15:06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6M57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5H7M27.000S" table:style-name="ce9">
            <text:p>15:07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7M27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5H7M57.000S" table:style-name="ce9">
            <text:p>15:07:5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7M57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5</text:p>
          </table:table-cell>
          <table:table-cell office:value-type="time" office:time-value="PT15H8M27.000S" table:style-name="ce9">
            <text:p>15:08:27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3H8M27.000S" table:style-name="ce10">
            <text:p>15:08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3.55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44.4" table:style-name="ce1">
            <text:p>44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50.9" table:style-name="ce1">
            <text:p>50.9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88.7" table:style-name="ce1">
            <text:p>88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94.4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78.2" table:style-name="ce1">
            <text:p>78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87.4" table:style-name="ce1">
            <text:p>87.4</text:p>
          </table:table-cell>
          <table:table-cell table:number-columns-repeated="1637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91.4" table:style-name="ce1">
            <text:p>91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98.800000000000011" table:style-name="ce1">
            <text:p>98.8</text:p>
          </table:table-cell>
          <table:table-cell table:number-columns-repeated="1637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88.9" table:style-name="ce1">
            <text:p>88.9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7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4.1" table:style-name="ce1">
            <text:p>9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98.199999999999989" table:style-name="ce1">
            <text:p>98.2</text:p>
          </table:table-cell>
          <table:table-cell table:number-columns-repeated="1637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.5" table:style-name="ce1">
            <text:p>90.5</text:p>
          </table:table-cell>
          <table:table-cell office:value-type="float" office:value="9.4" table:style-name="ce1">
            <text:p>9.4</text:p>
          </table:table-cell>
          <table:table-cell table:number-columns-repeated="1637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6.1" table:style-name="ce1">
            <text:p>6.1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83.3" table:style-name="ce1">
            <text:p>83.3</text:p>
          </table:table-cell>
          <table:table-cell office:value-type="float" office:value="16.7" table:style-name="ce1">
            <text:p>16.7</text:p>
          </table:table-cell>
          <table:table-cell table:number-columns-repeated="1637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5.2" table:style-name="ce1">
            <text:p>15.2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63.3" table:style-name="ce1">
            <text:p>63.3</text:p>
          </table:table-cell>
          <table:table-cell office:value-type="float" office:value="36.700000000000003" table:style-name="ce1">
            <text:p>36.7</text:p>
          </table:table-cell>
          <table:table-cell table:number-columns-repeated="1637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20.6" table:style-name="ce1">
            <text:p>20.6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56.7" table:style-name="ce1">
            <text:p>56.7</text:p>
          </table:table-cell>
          <table:table-cell office:value-type="float" office:value="43.3" table:style-name="ce1">
            <text:p>43.3</text:p>
          </table:table-cell>
          <table:table-cell table:number-columns-repeated="1637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0.5" table:style-name="ce1">
            <text:p>20.5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58.8" table:style-name="ce1">
            <text:p>58.8</text:p>
          </table:table-cell>
          <table:table-cell office:value-type="float" office:value="41.2" table:style-name="ce1">
            <text:p>41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560000000000009" table:style-name="ce1">
            <text:p>42.56</text:p>
          </table:table-cell>
          <table:table-cell office:value-type="float" office:value="8.3733333333333331" table:style-name="ce1">
            <text:p>8.373333333</text:p>
          </table:table-cell>
          <table:table-cell office:value-type="float" office:value="0" table:style-name="ce1">
            <text:p>0</text:p>
          </table:table-cell>
          <table:table-cell office:value-type="float" office:value="49.033333333333324" table:style-name="ce1">
            <text:p>49.03333333</text:p>
          </table:table-cell>
          <table:table-cell office:value-type="float" office:value="50.933333333333344" table:style-name="ce1">
            <text:p>50.93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3.55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4.4" table:style-name="ce1">
            <text:p>54.4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58.9" table:style-name="ce1">
            <text:p>58.9</text:p>
          </table:table-cell>
          <table:table-cell table:number-columns-repeated="1637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83.4" table:style-name="ce1">
            <text:p>83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800000000000011" table:style-name="ce1">
            <text:p>95.8</text:p>
          </table:table-cell>
          <table:table-cell table:number-columns-repeated="1637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92.5" table:style-name="ce1">
            <text:p>92.5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.1" table:style-name="ce1">
            <text:p>99.1</text:p>
          </table:table-cell>
          <table:table-cell table:number-columns-repeated="1637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.5</text:p>
          </table:table-cell>
          <table:table-cell office:value-type="float" office:value="89.5" table:style-name="ce1">
            <text:p>89.5</text:p>
          </table:table-cell>
          <table:table-cell table:number-columns-repeated="1637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90.8" table:style-name="ce1">
            <text:p>90.8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91" table:style-name="ce1">
            <text:p>9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5.4" table:style-name="ce1">
            <text:p>95.4</text:p>
          </table:table-cell>
          <table:table-cell table:number-columns-repeated="1637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2.4" table:style-name="ce1">
            <text:p>92.4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8.9" table:style-name="ce1">
            <text:p>98.9</text:p>
          </table:table-cell>
          <table:table-cell table:number-columns-repeated="1637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.1" table:style-name="ce1">
            <text:p>96.1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84.6" table:style-name="ce1">
            <text:p>84.6</text:p>
          </table:table-cell>
          <table:table-cell office:value-type="float" office:value="15.5" table:style-name="ce1">
            <text:p>15.5</text:p>
          </table:table-cell>
          <table:table-cell table:number-columns-repeated="1637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4.5" table:style-name="ce1">
            <text:p>14.5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float" office:value="57.2" table:style-name="ce1">
            <text:p>57.2</text:p>
          </table:table-cell>
          <table:table-cell office:value-type="float" office:value="42.8" table:style-name="ce1">
            <text:p>42.8</text:p>
          </table:table-cell>
          <table:table-cell table:number-columns-repeated="1637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19" table:style-name="ce1">
            <text:p>19</text:p>
          </table:table-cell>
          <table:table-cell office:value-type="float" office:value="21.2" table:style-name="ce1">
            <text:p>21.2</text:p>
          </table:table-cell>
          <table:table-cell office:value-type="float" office:value="0.2" table:style-name="ce1">
            <text:p>0.2</text:p>
          </table:table-cell>
          <table:table-cell office:value-type="float" office:value="59.5" table:style-name="ce1">
            <text:p>59.5</text:p>
          </table:table-cell>
          <table:table-cell office:value-type="float" office:value="40.200000000000003" table:style-name="ce1">
            <text:p>40.2</text:p>
          </table:table-cell>
          <table:table-cell table:number-columns-repeated="1637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1.1" table:style-name="ce1">
            <text:p>21.1</text:p>
          </table:table-cell>
          <table:table-cell office:value-type="float" office:value="24.2" table:style-name="ce1">
            <text:p>24.2</text:p>
          </table:table-cell>
          <table:table-cell office:value-type="float" office:value="0" table:style-name="ce1">
            <text:p>0</text:p>
          </table:table-cell>
          <table:table-cell office:value-type="float" office:value="54.6" table:style-name="ce1">
            <text:p>54.6</text:p>
          </table:table-cell>
          <table:table-cell office:value-type="float" office:value="45.3" table:style-name="ce1">
            <text:p>45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206666666666671" table:style-name="ce1">
            <text:p>43.20666667</text:p>
          </table:table-cell>
          <table:table-cell office:value-type="float" office:value="9.0733333333333324" table:style-name="ce1">
            <text:p>9.073333333</text:p>
          </table:table-cell>
          <table:table-cell office:value-type="float" office:value="1.3333333333333334E-2" table:style-name="ce1">
            <text:p>0.013333333</text:p>
          </table:table-cell>
          <table:table-cell office:value-type="float" office:value="47.693333333333342" table:style-name="ce1">
            <text:p>47.69333333</text:p>
          </table:table-cell>
          <table:table-cell office:value-type="float" office:value="52.279999999999994" table:style-name="ce1">
            <text:p>52.28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3.55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3.7" table:style-name="ce1">
            <text:p>53.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1.4" table:style-name="ce1">
            <text:p>41.4</text:p>
          </table:table-cell>
          <table:table-cell office:value-type="float" office:value="58.7" table:style-name="ce1">
            <text:p>58.7</text:p>
          </table:table-cell>
          <table:table-cell table:number-columns-repeated="1637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86.3" table:style-name="ce1">
            <text:p>86.3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6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89.2" table:style-name="ce1">
            <text:p>89.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100000000000009" table:style-name="ce1">
            <text:p>94.1</text:p>
          </table:table-cell>
          <table:table-cell table:number-columns-repeated="1637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14.8" table:style-name="ce1">
            <text:p>14.8</text:p>
          </table:table-cell>
          <table:table-cell office:value-type="float" office:value="85.2" table:style-name="ce1">
            <text:p>85.2</text:p>
          </table:table-cell>
          <table:table-cell table:number-columns-repeated="1637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91.8" table:style-name="ce1">
            <text:p>91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98.6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88.3" table:style-name="ce1">
            <text:p>88.3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899999999999991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5.3" table:style-name="ce1">
            <text:p>95.3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8.899999999999991" table:style-name="ce1">
            <text:p>98.9</text:p>
          </table:table-cell>
          <table:table-cell table:number-columns-repeated="1637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95.6" table:style-name="ce1">
            <text:p>95.6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4.3" table:style-name="ce1">
            <text:p>4.3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85.2" table:style-name="ce1">
            <text:p>85.2</text:p>
          </table:table-cell>
          <table:table-cell office:value-type="float" office:value="14.7" table:style-name="ce1">
            <text:p>14.7</text:p>
          </table:table-cell>
          <table:table-cell table:number-columns-repeated="1637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3.6" table:style-name="ce1">
            <text:p>13.6</text:p>
          </table:table-cell>
          <table:table-cell office:value-type="float" office:value="19" table:style-name="ce1">
            <text:p>19</text:p>
          </table:table-cell>
          <table:table-cell office:value-type="float" office:value="0.1" table:style-name="ce1">
            <text:p>0.1</text:p>
          </table:table-cell>
          <table:table-cell office:value-type="float" office:value="67.2" table:style-name="ce1">
            <text:p>67.2</text:p>
          </table:table-cell>
          <table:table-cell office:value-type="float" office:value="32.6" table:style-name="ce1">
            <text:p>32.6</text:p>
          </table:table-cell>
          <table:table-cell table:number-columns-repeated="1637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31.1" table:style-name="ce1">
            <text:p>31.1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22" table:style-name="ce1">
            <text:p>22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58.7" table:style-name="ce1">
            <text:p>58.7</text:p>
          </table:table-cell>
          <table:table-cell office:value-type="float" office:value="41.3" table:style-name="ce1">
            <text:p>41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933333333333323" table:style-name="ce1">
            <text:p>42.93333333</text:p>
          </table:table-cell>
          <table:table-cell office:value-type="float" office:value="8.466666666666665" table:style-name="ce1">
            <text:p>8.466666667</text:p>
          </table:table-cell>
          <table:table-cell office:value-type="float" office:value="2.6666666666666668E-2" table:style-name="ce1">
            <text:p>0.026666667</text:p>
          </table:table-cell>
          <table:table-cell office:value-type="float" office:value="48.560000000000009" table:style-name="ce1">
            <text:p>48.56</text:p>
          </table:table-cell>
          <table:table-cell office:value-type="float" office:value="51.4" table:style-name="ce1">
            <text:p>51.4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3.55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3H1M27.000S" table:style-name="ce9">
            <text:p>15:01:2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3H1M57.000S" table:style-name="ce9">
            <text:p>15:01:57</text:p>
          </table:table-cell>
          <table:table-cell office:value-type="float" office:value="53.8" table:style-name="ce1">
            <text:p>53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41.3" table:style-name="ce1">
            <text:p>41.3</text:p>
          </table:table-cell>
          <table:table-cell office:value-type="float" office:value="58.699999999999996" table:style-name="ce1">
            <text:p>58.7</text:p>
          </table:table-cell>
          <table:table-cell table:number-columns-repeated="16378"/>
        </table:table-row>
        <table:table-row table:style-name="ro1">
          <table:table-cell office:value-type="time" office:time-value="PT988503H2M27.000S" table:style-name="ce9">
            <text:p>15:02:27</text:p>
          </table:table-cell>
          <table:table-cell office:value-type="float" office:value="83.2" table:style-name="ce1">
            <text:p>83.2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9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8503H2M57.000S" table:style-name="ce9">
            <text:p>15:02:57</text:p>
          </table:table-cell>
          <table:table-cell office:value-type="float" office:value="87.9" table:style-name="ce1">
            <text:p>87.9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2" table:style-name="ce1">
            <text:p>94.2</text:p>
          </table:table-cell>
          <table:table-cell table:number-columns-repeated="16378"/>
        </table:table-row>
        <table:table-row table:style-name="ro1">
          <table:table-cell office:value-type="time" office:time-value="PT988503H3M27.000S" table:style-name="ce9">
            <text:p>15:03:27</text:p>
          </table:table-cell>
          <table:table-cell office:value-type="float" office:value="83.2" table:style-name="ce1">
            <text:p>83.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.8" table:style-name="ce1">
            <text:p>6.8</text:p>
          </table:table-cell>
          <table:table-cell office:value-type="float" office:value="93.2" table:style-name="ce1">
            <text:p>93.2</text:p>
          </table:table-cell>
          <table:table-cell table:number-columns-repeated="16378"/>
        </table:table-row>
        <table:table-row table:style-name="ro1">
          <table:table-cell office:value-type="time" office:time-value="PT988503H3M57.000S" table:style-name="ce9">
            <text:p>15:03:57</text:p>
          </table:table-cell>
          <table:table-cell office:value-type="float" office:value="90.1" table:style-name="ce1">
            <text:p>90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199999999999989" table:style-name="ce1">
            <text:p>98.2</text:p>
          </table:table-cell>
          <table:table-cell table:number-columns-repeated="16378"/>
        </table:table-row>
        <table:table-row table:style-name="ro1">
          <table:table-cell office:value-type="time" office:time-value="PT988503H4M27.000S" table:style-name="ce9">
            <text:p>15:04:27</text:p>
          </table:table-cell>
          <table:table-cell office:value-type="float" office:value="93.7" table:style-name="ce1">
            <text:p>93.7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99.3" table:style-name="ce1">
            <text:p>99.3</text:p>
          </table:table-cell>
          <table:table-cell table:number-columns-repeated="16378"/>
        </table:table-row>
        <table:table-row table:style-name="ro1">
          <table:table-cell office:value-type="time" office:time-value="PT988503H4M57.000S" table:style-name="ce9">
            <text:p>15:04:57</text:p>
          </table:table-cell>
          <table:table-cell office:value-type="float" office:value="94.2" table:style-name="ce1">
            <text:p>94.2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8503H5M27.000S" table:style-name="ce9">
            <text:p>15:05:27</text:p>
          </table:table-cell>
          <table:table-cell office:value-type="float" office:value="9.9" table:style-name="ce1">
            <text:p>9.9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89.7" table:style-name="ce1">
            <text:p>89.7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time" office:time-value="PT988503H5M57.000S" table:style-name="ce9">
            <text:p>15:05:5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3H6M27.000S" table:style-name="ce9">
            <text:p>15:06:2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3H6M57.000S" table:style-name="ce9">
            <text:p>15:06:57</text:p>
          </table:table-cell>
          <table:table-cell office:value-type="float" office:value="4.5" table:style-name="ce1">
            <text:p>4.5</text:p>
          </table:table-cell>
          <table:table-cell office:value-type="float" office:value="11.8" table:style-name="ce1">
            <text:p>11.8</text:p>
          </table:table-cell>
          <table:table-cell office:value-type="float" office:value="0.5" table:style-name="ce1">
            <text:p>0.5</text:p>
          </table:table-cell>
          <table:table-cell office:value-type="float" office:value="83.2" table:style-name="ce1">
            <text:p>83.2</text:p>
          </table:table-cell>
          <table:table-cell office:value-type="float" office:value="16.3" table:style-name="ce1">
            <text:p>16.3</text:p>
          </table:table-cell>
          <table:table-cell table:number-columns-repeated="16378"/>
        </table:table-row>
        <table:table-row table:style-name="ro1">
          <table:table-cell office:value-type="time" office:time-value="PT988503H7M27.000S" table:style-name="ce9">
            <text:p>15:07:27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0.8" table:style-name="ce1">
            <text:p>20.8</text:p>
          </table:table-cell>
          <table:table-cell office:value-type="float" office:value="1.6" table:style-name="ce1">
            <text:p>1.6</text:p>
          </table:table-cell>
          <table:table-cell office:value-type="float" office:value="59.3" table:style-name="ce1">
            <text:p>59.3</text:p>
          </table:table-cell>
          <table:table-cell office:value-type="float" office:value="39.200000000000003" table:style-name="ce1">
            <text:p>39.2</text:p>
          </table:table-cell>
          <table:table-cell table:number-columns-repeated="16378"/>
        </table:table-row>
        <table:table-row table:style-name="ro1">
          <table:table-cell office:value-type="time" office:time-value="PT988503H7M57.000S" table:style-name="ce9">
            <text:p>15:07:57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0.2" table:style-name="ce1">
            <text:p>20.2</text:p>
          </table:table-cell>
          <table:table-cell office:value-type="float" office:value="0.7" table:style-name="ce1">
            <text:p>0.7</text:p>
          </table:table-cell>
          <table:table-cell office:value-type="float" office:value="59.9" table:style-name="ce1">
            <text:p>59.9</text:p>
          </table:table-cell>
          <table:table-cell office:value-type="float" office:value="39.299999999999997" table:style-name="ce1">
            <text:p>39.3</text:p>
          </table:table-cell>
          <table:table-cell table:number-columns-repeated="16378"/>
        </table:table-row>
        <table:table-row table:style-name="ro1">
          <table:table-cell office:value-type="time" office:time-value="PT988503H8M27.000S" table:style-name="ce9">
            <text:p>15:08:27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30.5" table:style-name="ce1">
            <text:p>30.5</text:p>
          </table:table-cell>
          <table:table-cell office:value-type="float" office:value="0.2" table:style-name="ce1">
            <text:p>0.2</text:p>
          </table:table-cell>
          <table:table-cell office:value-type="float" office:value="50.9" table:style-name="ce1">
            <text:p>50.9</text:p>
          </table:table-cell>
          <table:table-cell office:value-type="float" office:value="48.9" table:style-name="ce1">
            <text:p>48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773333333333326" table:style-name="ce1">
            <text:p>43.77333333</text:p>
          </table:table-cell>
          <table:table-cell office:value-type="float" office:value="9" table:style-name="ce1">
            <text:p>9</text:p>
          </table:table-cell>
          <table:table-cell office:value-type="float" office:value="0.22000000000000006" table:style-name="ce1">
            <text:p>0.22</text:p>
          </table:table-cell>
          <table:table-cell office:value-type="float" office:value="46.973333333333329" table:style-name="ce1">
            <text:p>46.97333333</text:p>
          </table:table-cell>
          <table:table-cell office:value-type="float" office:value="52.773333333333326" table:style-name="ce1">
            <text:p>52.7733333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BUSY.B1:DISKBUSY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READ.B1:DISKREAD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WRITE.B1:DISKWRITE.E21" table:contains-header="false" table:orientation="column">
          <table:sort>
            <table:sort-by table:field-number="20" table:order="descending"/>
          </table:sort>
        </table:database-range>
        <table:database-range table:target-range-address="DISKXFER.B1:DISKXFER.E21" table:contains-header="false" table:orientation="column">
          <table:sort>
            <table:sort-by table:field-number="2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0-05T10:39:43Z</meta:creation-date>
    <dc:date>2012-10-05T10:43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6" chart:class="chart:line" chart:attached-axis="primary-y" chart:style-name="G0S0">
            <chart:data-point chart:repeated="15"/>
          </chart:series>
          <chart:series chart:values-cell-range-address="DISK_SUMM.$D$2:.$D$16" chart:class="chart:line" chart:attached-axis="secondary-y" chart:style-name="G1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6" chart:class="chart:line" chart:attached-axis="primary-y" chart:style-name="G0S0">
            <chart:data-point chart:repeated="15"/>
          </chart:series>
          <chart:series chart:label-cell-address="DISKBUSY.$C$1" chart:values-cell-range-address="DISKBUSY.$C$2:.$C$16" chart:class="chart:line" chart:attached-axis="primary-y" chart:style-name="G0S1">
            <chart:data-point chart:repeated="15"/>
          </chart:series>
          <chart:series chart:label-cell-address="DISKBUSY.$D$1" chart:values-cell-range-address="DISKBUSY.$D$2:.$D$16" chart:class="chart:line" chart:attached-axis="primary-y" chart:style-name="G0S2">
            <chart:data-point chart:repeated="15"/>
          </chart:series>
          <chart:series chart:label-cell-address="DISKBUSY.$E$1" chart:values-cell-range-address="DISKBUSY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8:.$E$18" chart:class="chart:bar" chart:attached-axis="primary-y" chart:style-name="G0S0">
            <chart:data-point chart:repeated="4"/>
          </chart:series>
          <chart:series chart:values-cell-range-address="DISKREAD.$B$19:.$E$19" chart:class="chart:bar" chart:attached-axis="primary-y" chart:style-name="G0S1">
            <chart:data-point chart:repeated="4"/>
          </chart:series>
          <chart:series chart:values-cell-range-address="DISKREAD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6" chart:class="chart:line" chart:attached-axis="primary-y" chart:style-name="G0S0">
            <chart:data-point chart:repeated="15"/>
          </chart:series>
          <chart:series chart:label-cell-address="DISKREAD.$C$1" chart:values-cell-range-address="DISKREAD.$C$2:.$C$16" chart:class="chart:line" chart:attached-axis="primary-y" chart:style-name="G0S1">
            <chart:data-point chart:repeated="15"/>
          </chart:series>
          <chart:series chart:label-cell-address="DISKREAD.$D$1" chart:values-cell-range-address="DISKREAD.$D$2:.$D$16" chart:class="chart:line" chart:attached-axis="primary-y" chart:style-name="G0S2">
            <chart:data-point chart:repeated="15"/>
          </chart:series>
          <chart:series chart:label-cell-address="DISKREAD.$E$1" chart:values-cell-range-address="DISKREAD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8:.$E$18" chart:class="chart:bar" chart:attached-axis="primary-y" chart:style-name="G0S0">
            <chart:data-point chart:repeated="4"/>
          </chart:series>
          <chart:series chart:values-cell-range-address="DISKWRITE.$B$19:.$E$19" chart:class="chart:bar" chart:attached-axis="primary-y" chart:style-name="G0S1">
            <chart:data-point chart:repeated="4"/>
          </chart:series>
          <chart:series chart:values-cell-range-address="DISKWRITE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6" chart:class="chart:line" chart:attached-axis="primary-y" chart:style-name="G0S0">
            <chart:data-point chart:repeated="15"/>
          </chart:series>
          <chart:series chart:label-cell-address="DISKWRITE.$C$1" chart:values-cell-range-address="DISKWRITE.$C$2:.$C$16" chart:class="chart:line" chart:attached-axis="primary-y" chart:style-name="G0S1">
            <chart:data-point chart:repeated="15"/>
          </chart:series>
          <chart:series chart:label-cell-address="DISKWRITE.$D$1" chart:values-cell-range-address="DISKWRITE.$D$2:.$D$16" chart:class="chart:line" chart:attached-axis="primary-y" chart:style-name="G0S2">
            <chart:data-point chart:repeated="15"/>
          </chart:series>
          <chart:series chart:label-cell-address="DISKWRITE.$E$1" chart:values-cell-range-address="DISKWRITE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8:.$E$18" chart:class="chart:bar" chart:attached-axis="primary-y" chart:style-name="G0S0">
            <chart:data-point chart:repeated="4"/>
          </chart:series>
          <chart:series chart:values-cell-range-address="DISKXFER.$B$19:.$E$19" chart:class="chart:bar" chart:attached-axis="primary-y" chart:style-name="G0S1">
            <chart:data-point chart:repeated="4"/>
          </chart:series>
          <chart:series chart:values-cell-range-address="DISKXFER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6" chart:class="chart:line" chart:attached-axis="primary-y" chart:style-name="G0S0">
            <chart:data-point chart:repeated="15"/>
          </chart:series>
          <chart:series chart:label-cell-address="DISKXFER.$C$1" chart:values-cell-range-address="DISKXFER.$C$2:.$C$16" chart:class="chart:line" chart:attached-axis="primary-y" chart:style-name="G0S1">
            <chart:data-point chart:repeated="15"/>
          </chart:series>
          <chart:series chart:label-cell-address="DISKXFER.$D$1" chart:values-cell-range-address="DISKXFER.$D$2:.$D$16" chart:class="chart:line" chart:attached-axis="primary-y" chart:style-name="G0S2">
            <chart:data-point chart:repeated="15"/>
          </chart:series>
          <chart:series chart:label-cell-address="DISKXFER.$E$1" chart:values-cell-range-address="DISKXFER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8" chart:values-cell-range-address="JFSFILE.$B$18:.$F$18" chart:class="chart:bar" chart:attached-axis="primary-y" chart:style-name="G0S0">
            <chart:data-point chart:repeated="5"/>
          </chart:series>
          <chart:series chart:label-cell-address="JFSFILE.$A$19" chart:values-cell-range-address="JFSFILE.$B$19:.$F$19" chart:class="chart:bar" chart:attached-axis="primary-y" chart:style-name="G0S1">
            <chart:data-point chart:repeated="5"/>
          </chart:series>
          <chart:series chart:label-cell-address="JFSFILE.$A$20" chart:values-cell-range-address="JFSFILE.$B$20:.$F$2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6"/>
          </chart:axis>
          <chart:axis chart:dimension="y" chart:name="primary-y" chart:style-name="Axs1"/>
          <chart:series chart:label-cell-address="MEM.$B$1" chart:values-cell-range-address="MEM.$B$2:.$B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/>
          <chart:series chart:label-cell-address="CPU_ALL.$B$1" chart:values-cell-range-address="CPU_ALL.$B$2:.$B$16" chart:class="chart:area" chart:attached-axis="primary-y" chart:style-name="G0S0">
            <chart:data-point chart:repeated="15"/>
          </chart:series>
          <chart:series chart:label-cell-address="CPU_ALL.$C$1" chart:values-cell-range-address="CPU_ALL.$C$2:.$C$16" chart:class="chart:area" chart:attached-axis="primary-y" chart:style-name="G0S1">
            <chart:data-point chart:repeated="15"/>
          </chart:series>
          <chart:series chart:label-cell-address="CPU_ALL.$D$1" chart:values-cell-range-address="CPU_ALL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390_Threads (KB/s)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6"/>
          </chart:axis>
          <chart:axis chart:dimension="y" chart:name="primary-y" chart:style-name="Axs1"/>
          <chart:series chart:label-cell-address="NET.$I$1" chart:values-cell-range-address="NET.$I$2:.$I$16" chart:class="chart:area" chart:attached-axis="primary-y" chart:style-name="G0S1">
            <chart:data-point chart:repeated="15"/>
          </chart:series>
          <chart:series chart:label-cell-address="NET.$H$1" chart:values-cell-range-address="NET.$H$2:.$H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39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8" chart:values-cell-range-address="NET.$B$18:.$E$18" chart:class="chart:bar" chart:attached-axis="primary-y" chart:style-name="G0S0">
            <chart:data-point chart:repeated="4"/>
          </chart:series>
          <chart:series chart:label-cell-address="NET.$A$19" chart:values-cell-range-address="NET.$B$19:.$E$19" chart:class="chart:bar" chart:attached-axis="primary-y" chart:style-name="G0S1">
            <chart:data-point chart:repeated="4"/>
          </chart:series>
          <chart:series chart:label-cell-address="NET.$A$20" chart:values-cell-range-address="NET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39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6"/>
          </chart:axis>
          <chart:axis chart:dimension="y" chart:name="primary-y" chart:style-name="Axs1"/>
          <chart:series chart:label-cell-address="NET.$B$1" chart:values-cell-range-address="NET.$B$2:.$B$16" chart:class="chart:area" chart:attached-axis="primary-y" chart:style-name="G0S0">
            <chart:data-point chart:repeated="15"/>
          </chart:series>
          <chart:series chart:label-cell-address="NET.$C$1" chart:values-cell-range-address="NET.$C$2:.$C$16" chart:class="chart:area" chart:attached-axis="primary-y" chart:style-name="G0S1">
            <chart:data-point chart:repeated="15"/>
          </chart:series>
          <chart:series chart:label-cell-address="NET.$D$1" chart:values-cell-range-address="NET.$D$2:.$D$16" chart:class="chart:area" chart:attached-axis="primary-y" chart:style-name="G0S2">
            <chart:data-point chart:repeated="15"/>
          </chart:series>
          <chart:series chart:label-cell-address="NET.$E$1" chart:values-cell-range-address="NET.$E$2:.$E$16" chart:class="chart:area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8" chart:values-cell-range-address="NETPACKET.$B$18:.$E$18" chart:class="chart:bar" chart:attached-axis="primary-y" chart:style-name="G0S0">
            <chart:data-point chart:repeated="4"/>
          </chart:series>
          <chart:series chart:label-cell-address="NETPACKET.$A$19" chart:values-cell-range-address="NETPACKET.$B$19:.$E$19" chart:class="chart:bar" chart:attached-axis="primary-y" chart:style-name="G0S1">
            <chart:data-point chart:repeated="4"/>
          </chart:series>
          <chart:series chart:label-cell-address="NETPACKET.$A$20" chart:values-cell-range-address="NETPACKET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6" chart:class="chart:line" chart:attached-axis="primary-y" chart:style-name="G0S0">
            <chart:data-point chart:repeated="15"/>
          </chart:series>
          <chart:series chart:label-cell-address="NETPACKET.$C$1" chart:values-cell-range-address="NETPACKET.$C$2:.$C$16" chart:class="chart:line" chart:attached-axis="primary-y" chart:style-name="G0S1">
            <chart:data-point chart:repeated="15"/>
          </chart:series>
          <chart:series chart:label-cell-address="NETPACKET.$D$1" chart:values-cell-range-address="NETPACKET.$D$2:.$D$16" chart:class="chart:line" chart:attached-axis="primary-y" chart:style-name="G0S2">
            <chart:data-point chart:repeated="15"/>
          </chart:series>
          <chart:series chart:label-cell-address="NETPACKET.$E$1" chart:values-cell-range-address="NETPACKET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6" chart:class="chart:line" chart:attached-axis="primary-y" chart:style-name="G0S0">
            <chart:data-point chart:repeated="15"/>
          </chart:series>
          <chart:series chart:label-cell-address="PROC.$C$1" chart:values-cell-range-address="PROC.$C$2:.$C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6" chart:class="chart:line" chart:attached-axis="primary-y" chart:style-name="G0S0">
            <chart:data-point chart:repeated="15"/>
          </chart:series>
          <chart:series chart:values-cell-range-address="PROC.$E$2:.$E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6" chart:class="chart:line" chart:attached-axis="primary-y" chart:style-name="G0S0">
            <chart:data-point chart:repeated="15"/>
          </chart:series>
          <chart:series chart:values-cell-range-address="PROC.$I$2:.$I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6"/>
          </chart:axis>
          <chart:axis chart:dimension="y" chart:name="primary-y" chart:style-name="Axs1"/>
          <chart:series chart:label-cell-address="VM.$H$1" chart:values-cell-range-address="VM.$H$2:.$H$16" chart:class="chart:area" chart:attached-axis="primary-y" chart:style-name="G0S0">
            <chart:data-point chart:repeated="15"/>
          </chart:series>
          <chart:series chart:label-cell-address="VM.$I$1" chart:values-cell-range-address="VM.$I$2:.$I$16" chart:class="chart:area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6"/>
          </chart:axis>
          <chart:axis chart:dimension="y" chart:name="primary-y" chart:style-name="Axs1"/>
          <chart:series chart:label-cell-address="VM.$J$1" chart:values-cell-range-address="VM.$J$2:.$J$16" chart:class="chart:area" chart:attached-axis="primary-y" chart:style-name="G0S0">
            <chart:data-point chart:repeated="15"/>
          </chart:series>
          <chart:series chart:label-cell-address="VM.$K$1" chart:values-cell-range-address="VM.$K$2:.$K$16" chart:class="chart:area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6"/>
          </chart:axis>
          <chart:axis chart:dimension="y" chart:name="primary-y" chart:style-name="Axs1"/>
          <chart:series chart:label-cell-address="CPU_ALL.$G$1" chart:values-cell-range-address="CPU_ALL.$G$2:.$G$16" chart:class="chart:area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6"/>
          </chart:axis>
          <chart:axis chart:dimension="y" chart:name="primary-y" chart:style-name="Axs1"/>
          <chart:series chart:label-cell-address="CPU01.$B$1" chart:values-cell-range-address="CPU01.$B$2:.$B$16" chart:class="chart:area" chart:attached-axis="primary-y" chart:style-name="G0S0">
            <chart:data-point chart:repeated="15"/>
          </chart:series>
          <chart:series chart:label-cell-address="CPU01.$C$1" chart:values-cell-range-address="CPU01.$C$2:.$C$16" chart:class="chart:area" chart:attached-axis="primary-y" chart:style-name="G0S1">
            <chart:data-point chart:repeated="15"/>
          </chart:series>
          <chart:series chart:label-cell-address="CPU01.$D$1" chart:values-cell-range-address="CPU01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6"/>
          </chart:axis>
          <chart:axis chart:dimension="y" chart:name="primary-y" chart:style-name="Axs1"/>
          <chart:series chart:label-cell-address="CPU02.$B$1" chart:values-cell-range-address="CPU02.$B$2:.$B$16" chart:class="chart:area" chart:attached-axis="primary-y" chart:style-name="G0S0">
            <chart:data-point chart:repeated="15"/>
          </chart:series>
          <chart:series chart:label-cell-address="CPU02.$C$1" chart:values-cell-range-address="CPU02.$C$2:.$C$16" chart:class="chart:area" chart:attached-axis="primary-y" chart:style-name="G0S1">
            <chart:data-point chart:repeated="15"/>
          </chart:series>
          <chart:series chart:label-cell-address="CPU02.$D$1" chart:values-cell-range-address="CPU02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6"/>
          </chart:axis>
          <chart:axis chart:dimension="y" chart:name="primary-y" chart:style-name="Axs1"/>
          <chart:series chart:label-cell-address="CPU03.$B$1" chart:values-cell-range-address="CPU03.$B$2:.$B$16" chart:class="chart:area" chart:attached-axis="primary-y" chart:style-name="G0S0">
            <chart:data-point chart:repeated="15"/>
          </chart:series>
          <chart:series chart:label-cell-address="CPU03.$C$1" chart:values-cell-range-address="CPU03.$C$2:.$C$16" chart:class="chart:area" chart:attached-axis="primary-y" chart:style-name="G0S1">
            <chart:data-point chart:repeated="15"/>
          </chart:series>
          <chart:series chart:label-cell-address="CPU03.$D$1" chart:values-cell-range-address="CPU03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6"/>
          </chart:axis>
          <chart:axis chart:dimension="y" chart:name="primary-y" chart:style-name="Axs1"/>
          <chart:series chart:label-cell-address="CPU04.$B$1" chart:values-cell-range-address="CPU04.$B$2:.$B$16" chart:class="chart:area" chart:attached-axis="primary-y" chart:style-name="G0S0">
            <chart:data-point chart:repeated="15"/>
          </chart:series>
          <chart:series chart:label-cell-address="CPU04.$C$1" chart:values-cell-range-address="CPU04.$C$2:.$C$16" chart:class="chart:area" chart:attached-axis="primary-y" chart:style-name="G0S1">
            <chart:data-point chart:repeated="15"/>
          </chart:series>
          <chart:series chart:label-cell-address="CPU04.$D$1" chart:values-cell-range-address="CPU04.$D$2:.$D$16" chart:class="chart:area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390_Threads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6" chart:class="chart:area" chart:attached-axis="primary-y" chart:style-name="G0S0">
            <chart:data-point chart:repeated="15"/>
          </chart:series>
          <chart:series chart:label-cell-address="DISK_SUMM.$C$1" chart:values-cell-range-address="DISK_SUMM.$C$2:.$C$16" chart:class="chart:area" chart:attached-axis="primary-y" chart:style-name="G0S1">
            <chart:data-point chart:repeated="15"/>
          </chart:series>
          <chart:series chart:values-cell-range-address="DISK_SUMM.$D$2:.$D$16" chart:class="chart:line" chart:attached-axis="secondary-y" chart:style-name="G1S0">
            <chart:data-point chart:repeated="1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8" chart:values-cell-range-address="DISK_SUMM.$B$18:.$D$18" chart:class="chart:bar" chart:attached-axis="primary-y" chart:style-name="G0S0">
            <chart:data-point chart:repeated="3"/>
          </chart:series>
          <chart:series chart:label-cell-address="DISK_SUMM.$A$19" chart:values-cell-range-address="DISK_SUMM.$B$19:.$D$19" chart:class="chart:bar" chart:attached-axis="primary-y" chart:style-name="G0S1">
            <chart:data-point chart:repeated="3"/>
          </chart:series>
          <chart:series chart:label-cell-address="DISK_SUMM.$A$20" chart:values-cell-range-address="DISK_SUMM.$B$20:.$D$2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39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8:.$E$18" chart:class="chart:bar" chart:attached-axis="primary-y" chart:style-name="G0S0">
            <chart:data-point chart:repeated="4"/>
          </chart:series>
          <chart:series chart:values-cell-range-address="DISKBSIZE.$B$19:.$E$19" chart:class="chart:bar" chart:attached-axis="primary-y" chart:style-name="G0S1">
            <chart:data-point chart:repeated="4"/>
          </chart:series>
          <chart:series chart:values-cell-range-address="DISKBSIZE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39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6" chart:class="chart:line" chart:attached-axis="primary-y" chart:style-name="G0S0">
            <chart:data-point chart:repeated="15"/>
          </chart:series>
          <chart:series chart:label-cell-address="DISKBSIZE.$C$1" chart:values-cell-range-address="DISKBSIZE.$C$2:.$C$16" chart:class="chart:line" chart:attached-axis="primary-y" chart:style-name="G0S1">
            <chart:data-point chart:repeated="15"/>
          </chart:series>
          <chart:series chart:label-cell-address="DISKBSIZE.$D$1" chart:values-cell-range-address="DISKBSIZE.$D$2:.$D$16" chart:class="chart:line" chart:attached-axis="primary-y" chart:style-name="G0S2">
            <chart:data-point chart:repeated="15"/>
          </chart:series>
          <chart:series chart:label-cell-address="DISKBSIZE.$E$1" chart:values-cell-range-address="DISKBSIZE.$E$2:.$E$16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39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8:.$E$18" chart:class="chart:bar" chart:attached-axis="primary-y" chart:style-name="G0S0">
            <chart:data-point chart:repeated="4"/>
          </chart:series>
          <chart:series chart:values-cell-range-address="DISKBUSY.$B$19:.$E$19" chart:class="chart:bar" chart:attached-axis="primary-y" chart:style-name="G0S1">
            <chart:data-point chart:repeated="4"/>
          </chart:series>
          <chart:series chart:values-cell-range-address="DISKBUSY.$B$20:.$E$2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